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st_id</text:p>
          </table:table-cell>
          <table:table-cell office:value-type="string" calcext:value-type="string">
            <text:p>sales_total</text:p>
          </table:table-cell>
          <table:table-cell office:value-type="string" calcext:value-type="string">
            <text:p>num_of_orders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table:formula="of:=100000+(ROW([.A2])-1)" office:value-type="float" office:value="100001" calcext:value-type="float">
            <text:p>100001</text:p>
          </table:table-cell>
          <table:table-cell table:formula="of:=-150+170*[.C2]+750*(RAND()-0.5)" office:value-type="float" office:value="2758.45112438188" calcext:value-type="float">
            <text:p>2758.45112438188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])-1)" office:value-type="float" office:value="100002" calcext:value-type="float">
            <text:p>100002</text:p>
          </table:table-cell>
          <table:table-cell table:formula="of:=-150+170*[.C3]+750*(RAND()-0.5)" office:value-type="float" office:value="3266.40449437125" calcext:value-type="float">
            <text:p>3266.40449437125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])-1)" office:value-type="float" office:value="100003" calcext:value-type="float">
            <text:p>100003</text:p>
          </table:table-cell>
          <table:table-cell table:formula="of:=-150+170*[.C4]+750*(RAND()-0.5)" office:value-type="float" office:value="763.261033811358" calcext:value-type="float">
            <text:p>763.261033811358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])-1)" office:value-type="float" office:value="100004" calcext:value-type="float">
            <text:p>100004</text:p>
          </table:table-cell>
          <table:table-cell table:formula="of:=-150+170*[.C5]+750*(RAND()-0.5)" office:value-type="float" office:value="1359.73374883984" calcext:value-type="float">
            <text:p>1359.7337488398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6])-1)" office:value-type="float" office:value="100005" calcext:value-type="float">
            <text:p>100005</text:p>
          </table:table-cell>
          <table:table-cell table:formula="of:=-150+170*[.C6]+750*(RAND()-0.5)" office:value-type="float" office:value="1683.13716178768" calcext:value-type="float">
            <text:p>1683.13716178768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])-1)" office:value-type="float" office:value="100006" calcext:value-type="float">
            <text:p>100006</text:p>
          </table:table-cell>
          <table:table-cell table:formula="of:=-150+170*[.C7]+750*(RAND()-0.5)" office:value-type="float" office:value="2030.21820508121" calcext:value-type="float">
            <text:p>2030.21820508121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])-1)" office:value-type="float" office:value="100007" calcext:value-type="float">
            <text:p>100007</text:p>
          </table:table-cell>
          <table:table-cell table:formula="of:=-150+170*[.C8]+750*(RAND()-0.5)" office:value-type="float" office:value="2438.15712770806" calcext:value-type="float">
            <text:p>2438.1571277080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9])-1)" office:value-type="float" office:value="100008" calcext:value-type="float">
            <text:p>100008</text:p>
          </table:table-cell>
          <table:table-cell table:formula="of:=-150+170*[.C9]+750*(RAND()-0.5)" office:value-type="float" office:value="2643.30835527325" calcext:value-type="float">
            <text:p>2643.30835527325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])-1)" office:value-type="float" office:value="100009" calcext:value-type="float">
            <text:p>100009</text:p>
          </table:table-cell>
          <table:table-cell table:formula="of:=-150+170*[.C10]+750*(RAND()-0.5)" office:value-type="float" office:value="1041.70151043038" calcext:value-type="float">
            <text:p>1041.70151043038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1])-1)" office:value-type="float" office:value="100010" calcext:value-type="float">
            <text:p>100010</text:p>
          </table:table-cell>
          <table:table-cell table:formula="of:=-150+170*[.C11]+750*(RAND()-0.5)" office:value-type="float" office:value="1725.03648695033" calcext:value-type="float">
            <text:p>1725.03648695033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2])-1)" office:value-type="float" office:value="100011" calcext:value-type="float">
            <text:p>100011</text:p>
          </table:table-cell>
          <table:table-cell table:formula="of:=-150+170*[.C12]+750*(RAND()-0.5)" office:value-type="float" office:value="1927.26300295403" calcext:value-type="float">
            <text:p>1927.26300295403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])-1)" office:value-type="float" office:value="100012" calcext:value-type="float">
            <text:p>100012</text:p>
          </table:table-cell>
          <table:table-cell table:formula="of:=-150+170*[.C13]+750*(RAND()-0.5)" office:value-type="float" office:value="2064.61772202711" calcext:value-type="float">
            <text:p>2064.61772202711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4])-1)" office:value-type="float" office:value="100013" calcext:value-type="float">
            <text:p>100013</text:p>
          </table:table-cell>
          <table:table-cell table:formula="of:=-150+170*[.C14]+750*(RAND()-0.5)" office:value-type="float" office:value="2735.24808116991" calcext:value-type="float">
            <text:p>2735.24808116991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5])-1)" office:value-type="float" office:value="100014" calcext:value-type="float">
            <text:p>100014</text:p>
          </table:table-cell>
          <table:table-cell table:formula="of:=-150+170*[.C15]+750*(RAND()-0.5)" office:value-type="float" office:value="1693.892011354" calcext:value-type="float">
            <text:p>1693.89201135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6])-1)" office:value-type="float" office:value="100015" calcext:value-type="float">
            <text:p>100015</text:p>
          </table:table-cell>
          <table:table-cell table:formula="of:=-150+170*[.C16]+750*(RAND()-0.5)" office:value-type="float" office:value="2223.85830006457" calcext:value-type="float">
            <text:p>2223.8583000645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])-1)" office:value-type="float" office:value="100016" calcext:value-type="float">
            <text:p>100016</text:p>
          </table:table-cell>
          <table:table-cell table:formula="of:=-150+170*[.C17]+750*(RAND()-0.5)" office:value-type="float" office:value="2419.99475334422" calcext:value-type="float">
            <text:p>2419.99475334422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])-1)" office:value-type="float" office:value="100017" calcext:value-type="float">
            <text:p>100017</text:p>
          </table:table-cell>
          <table:table-cell table:formula="of:=-150+170*[.C18]+750*(RAND()-0.5)" office:value-type="float" office:value="712.163339930806" calcext:value-type="float">
            <text:p>712.16333993080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9])-1)" office:value-type="float" office:value="100018" calcext:value-type="float">
            <text:p>100018</text:p>
          </table:table-cell>
          <table:table-cell table:formula="of:=-150+170*[.C19]+750*(RAND()-0.5)" office:value-type="float" office:value="1714.58745390188" calcext:value-type="float">
            <text:p>1714.5874539018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])-1)" office:value-type="float" office:value="100019" calcext:value-type="float">
            <text:p>100019</text:p>
          </table:table-cell>
          <table:table-cell table:formula="of:=-150+170*[.C20]+750*(RAND()-0.5)" office:value-type="float" office:value="1549.31080739622" calcext:value-type="float">
            <text:p>1549.3108073962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1])-1)" office:value-type="float" office:value="100020" calcext:value-type="float">
            <text:p>100020</text:p>
          </table:table-cell>
          <table:table-cell table:formula="of:=-150+170*[.C21]+750*(RAND()-0.5)" office:value-type="float" office:value="3069.08488857164" calcext:value-type="float">
            <text:p>3069.08488857164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])-1)" office:value-type="float" office:value="100021" calcext:value-type="float">
            <text:p>100021</text:p>
          </table:table-cell>
          <table:table-cell table:formula="of:=-150+170*[.C22]+750*(RAND()-0.5)" office:value-type="float" office:value="600.151873331081" calcext:value-type="float">
            <text:p>600.15187333108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])-1)" office:value-type="float" office:value="100022" calcext:value-type="float">
            <text:p>100022</text:p>
          </table:table-cell>
          <table:table-cell table:formula="of:=-150+170*[.C23]+750*(RAND()-0.5)" office:value-type="float" office:value="3475.03088367689" calcext:value-type="float">
            <text:p>3475.03088367689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])-1)" office:value-type="float" office:value="100023" calcext:value-type="float">
            <text:p>100023</text:p>
          </table:table-cell>
          <table:table-cell table:formula="of:=-150+170*[.C24]+750*(RAND()-0.5)" office:value-type="float" office:value="1749.177868052" calcext:value-type="float">
            <text:p>1749.177868052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])-1)" office:value-type="float" office:value="100024" calcext:value-type="float">
            <text:p>100024</text:p>
          </table:table-cell>
          <table:table-cell table:formula="of:=-150+170*[.C25]+750*(RAND()-0.5)" office:value-type="float" office:value="1300.649246529" calcext:value-type="float">
            <text:p>1300.649246529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6])-1)" office:value-type="float" office:value="100025" calcext:value-type="float">
            <text:p>100025</text:p>
          </table:table-cell>
          <table:table-cell table:formula="of:=-150+170*[.C26]+750*(RAND()-0.5)" office:value-type="float" office:value="2076.90355714877" calcext:value-type="float">
            <text:p>2076.9035571487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])-1)" office:value-type="float" office:value="100026" calcext:value-type="float">
            <text:p>100026</text:p>
          </table:table-cell>
          <table:table-cell table:formula="of:=-150+170*[.C27]+750*(RAND()-0.5)" office:value-type="float" office:value="2000.95913677805" calcext:value-type="float">
            <text:p>2000.9591367780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])-1)" office:value-type="float" office:value="100027" calcext:value-type="float">
            <text:p>100027</text:p>
          </table:table-cell>
          <table:table-cell table:formula="of:=-150+170*[.C28]+750*(RAND()-0.5)" office:value-type="float" office:value="2092.21668066999" calcext:value-type="float">
            <text:p>2092.21668066999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9])-1)" office:value-type="float" office:value="100028" calcext:value-type="float">
            <text:p>100028</text:p>
          </table:table-cell>
          <table:table-cell table:formula="of:=-150+170*[.C29]+750*(RAND()-0.5)" office:value-type="float" office:value="3271.63519529038" calcext:value-type="float">
            <text:p>3271.63519529038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0])-1)" office:value-type="float" office:value="100029" calcext:value-type="float">
            <text:p>100029</text:p>
          </table:table-cell>
          <table:table-cell table:formula="of:=-150+170*[.C30]+750*(RAND()-0.5)" office:value-type="float" office:value="1100.06925917849" calcext:value-type="float">
            <text:p>1100.06925917849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])-1)" office:value-type="float" office:value="100030" calcext:value-type="float">
            <text:p>100030</text:p>
          </table:table-cell>
          <table:table-cell table:formula="of:=-150+170*[.C31]+750*(RAND()-0.5)" office:value-type="float" office:value="2198.42254686517" calcext:value-type="float">
            <text:p>2198.4225468651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])-1)" office:value-type="float" office:value="100031" calcext:value-type="float">
            <text:p>100031</text:p>
          </table:table-cell>
          <table:table-cell table:formula="of:=-150+170*[.C32]+750*(RAND()-0.5)" office:value-type="float" office:value="1138.41415592177" calcext:value-type="float">
            <text:p>1138.41415592177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])-1)" office:value-type="float" office:value="100032" calcext:value-type="float">
            <text:p>100032</text:p>
          </table:table-cell>
          <table:table-cell table:formula="of:=-150+170*[.C33]+750*(RAND()-0.5)" office:value-type="float" office:value="3448.93441095368" calcext:value-type="float">
            <text:p>3448.93441095368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])-1)" office:value-type="float" office:value="100033" calcext:value-type="float">
            <text:p>100033</text:p>
          </table:table-cell>
          <table:table-cell table:formula="of:=-150+170*[.C34]+750*(RAND()-0.5)" office:value-type="float" office:value="3249.99890108656" calcext:value-type="float">
            <text:p>3249.99890108656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])-1)" office:value-type="float" office:value="100034" calcext:value-type="float">
            <text:p>100034</text:p>
          </table:table-cell>
          <table:table-cell table:formula="of:=-150+170*[.C35]+750*(RAND()-0.5)" office:value-type="float" office:value="1903.23571893047" calcext:value-type="float">
            <text:p>1903.2357189304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])-1)" office:value-type="float" office:value="100035" calcext:value-type="float">
            <text:p>100035</text:p>
          </table:table-cell>
          <table:table-cell table:formula="of:=-150+170*[.C36]+750*(RAND()-0.5)" office:value-type="float" office:value="3049.69201088009" calcext:value-type="float">
            <text:p>3049.69201088009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])-1)" office:value-type="float" office:value="100036" calcext:value-type="float">
            <text:p>100036</text:p>
          </table:table-cell>
          <table:table-cell table:formula="of:=-150+170*[.C37]+750*(RAND()-0.5)" office:value-type="float" office:value="1698.47866966735" calcext:value-type="float">
            <text:p>1698.47866966735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])-1)" office:value-type="float" office:value="100037" calcext:value-type="float">
            <text:p>100037</text:p>
          </table:table-cell>
          <table:table-cell table:formula="of:=-150+170*[.C38]+750*(RAND()-0.5)" office:value-type="float" office:value="2236.65216902787" calcext:value-type="float">
            <text:p>2236.6521690278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])-1)" office:value-type="float" office:value="100038" calcext:value-type="float">
            <text:p>100038</text:p>
          </table:table-cell>
          <table:table-cell table:formula="of:=-150+170*[.C39]+750*(RAND()-0.5)" office:value-type="float" office:value="1549.08955286846" calcext:value-type="float">
            <text:p>1549.0895528684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])-1)" office:value-type="float" office:value="100039" calcext:value-type="float">
            <text:p>100039</text:p>
          </table:table-cell>
          <table:table-cell table:formula="of:=-150+170*[.C40]+750*(RAND()-0.5)" office:value-type="float" office:value="1402.17214365783" calcext:value-type="float">
            <text:p>1402.17214365783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1])-1)" office:value-type="float" office:value="100040" calcext:value-type="float">
            <text:p>100040</text:p>
          </table:table-cell>
          <table:table-cell table:formula="of:=-150+170*[.C41]+750*(RAND()-0.5)" office:value-type="float" office:value="2786.14554513342" calcext:value-type="float">
            <text:p>2786.14554513342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])-1)" office:value-type="float" office:value="100041" calcext:value-type="float">
            <text:p>100041</text:p>
          </table:table-cell>
          <table:table-cell table:formula="of:=-150+170*[.C42]+750*(RAND()-0.5)" office:value-type="float" office:value="2055.23100181541" calcext:value-type="float">
            <text:p>2055.2310018154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3])-1)" office:value-type="float" office:value="100042" calcext:value-type="float">
            <text:p>100042</text:p>
          </table:table-cell>
          <table:table-cell table:formula="of:=-150+170*[.C43]+750*(RAND()-0.5)" office:value-type="float" office:value="2854.0408030228" calcext:value-type="float">
            <text:p>2854.0408030228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])-1)" office:value-type="float" office:value="100043" calcext:value-type="float">
            <text:p>100043</text:p>
          </table:table-cell>
          <table:table-cell table:formula="of:=-150+170*[.C44]+750*(RAND()-0.5)" office:value-type="float" office:value="1412.43106837039" calcext:value-type="float">
            <text:p>1412.4310683703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])-1)" office:value-type="float" office:value="100044" calcext:value-type="float">
            <text:p>100044</text:p>
          </table:table-cell>
          <table:table-cell table:formula="of:=-150+170*[.C45]+750*(RAND()-0.5)" office:value-type="float" office:value="906.535766029509" calcext:value-type="float">
            <text:p>906.535766029509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6])-1)" office:value-type="float" office:value="100045" calcext:value-type="float">
            <text:p>100045</text:p>
          </table:table-cell>
          <table:table-cell table:formula="of:=-150+170*[.C46]+750*(RAND()-0.5)" office:value-type="float" office:value="1786.56459188591" calcext:value-type="float">
            <text:p>1786.56459188591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7])-1)" office:value-type="float" office:value="100046" calcext:value-type="float">
            <text:p>100046</text:p>
          </table:table-cell>
          <table:table-cell table:formula="of:=-150+170*[.C47]+750*(RAND()-0.5)" office:value-type="float" office:value="3166.82440554026" calcext:value-type="float">
            <text:p>3166.82440554026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])-1)" office:value-type="float" office:value="100047" calcext:value-type="float">
            <text:p>100047</text:p>
          </table:table-cell>
          <table:table-cell table:formula="of:=-150+170*[.C48]+750*(RAND()-0.5)" office:value-type="float" office:value="3187.96142522141" calcext:value-type="float">
            <text:p>3187.96142522141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])-1)" office:value-type="float" office:value="100048" calcext:value-type="float">
            <text:p>100048</text:p>
          </table:table-cell>
          <table:table-cell table:formula="of:=-150+170*[.C49]+750*(RAND()-0.5)" office:value-type="float" office:value="524.273093047931" calcext:value-type="float">
            <text:p>524.27309304793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0])-1)" office:value-type="float" office:value="100049" calcext:value-type="float">
            <text:p>100049</text:p>
          </table:table-cell>
          <table:table-cell table:formula="of:=-150+170*[.C50]+750*(RAND()-0.5)" office:value-type="float" office:value="2489.18674335432" calcext:value-type="float">
            <text:p>2489.18674335432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1])-1)" office:value-type="float" office:value="100050" calcext:value-type="float">
            <text:p>100050</text:p>
          </table:table-cell>
          <table:table-cell table:formula="of:=-150+170*[.C51]+750*(RAND()-0.5)" office:value-type="float" office:value="933.534349619483" calcext:value-type="float">
            <text:p>933.534349619483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2])-1)" office:value-type="float" office:value="100051" calcext:value-type="float">
            <text:p>100051</text:p>
          </table:table-cell>
          <table:table-cell table:formula="of:=-150+170*[.C52]+750*(RAND()-0.5)" office:value-type="float" office:value="555.446094395889" calcext:value-type="float">
            <text:p>555.446094395889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3])-1)" office:value-type="float" office:value="100052" calcext:value-type="float">
            <text:p>100052</text:p>
          </table:table-cell>
          <table:table-cell table:formula="of:=-150+170*[.C53]+750*(RAND()-0.5)" office:value-type="float" office:value="1988.95165679403" calcext:value-type="float">
            <text:p>1988.95165679403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4])-1)" office:value-type="float" office:value="100053" calcext:value-type="float">
            <text:p>100053</text:p>
          </table:table-cell>
          <table:table-cell table:formula="of:=-150+170*[.C54]+750*(RAND()-0.5)" office:value-type="float" office:value="1337.86793869831" calcext:value-type="float">
            <text:p>1337.86793869831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5])-1)" office:value-type="float" office:value="100054" calcext:value-type="float">
            <text:p>100054</text:p>
          </table:table-cell>
          <table:table-cell table:formula="of:=-150+170*[.C55]+750*(RAND()-0.5)" office:value-type="float" office:value="2424.29719960927" calcext:value-type="float">
            <text:p>2424.29719960927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6])-1)" office:value-type="float" office:value="100055" calcext:value-type="float">
            <text:p>100055</text:p>
          </table:table-cell>
          <table:table-cell table:formula="of:=-150+170*[.C56]+750*(RAND()-0.5)" office:value-type="float" office:value="1552.81656293527" calcext:value-type="float">
            <text:p>1552.8165629352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7])-1)" office:value-type="float" office:value="100056" calcext:value-type="float">
            <text:p>100056</text:p>
          </table:table-cell>
          <table:table-cell table:formula="of:=-150+170*[.C57]+750*(RAND()-0.5)" office:value-type="float" office:value="1636.77801933589" calcext:value-type="float">
            <text:p>1636.77801933589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8])-1)" office:value-type="float" office:value="100057" calcext:value-type="float">
            <text:p>100057</text:p>
          </table:table-cell>
          <table:table-cell table:formula="of:=-150+170*[.C58]+750*(RAND()-0.5)" office:value-type="float" office:value="2599.57332102647" calcext:value-type="float">
            <text:p>2599.57332102647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9])-1)" office:value-type="float" office:value="100058" calcext:value-type="float">
            <text:p>100058</text:p>
          </table:table-cell>
          <table:table-cell table:formula="of:=-150+170*[.C59]+750*(RAND()-0.5)" office:value-type="float" office:value="-363.054300979896" calcext:value-type="float">
            <text:p>-363.054300979896</text:p>
          </table:table-cell>
          <table:table-cell table:formula="of:=ROUND(COM.MICROSOFT.NORM.INV(RAND();12;5))" office:value-type="float" office:value="0" calcext:value-type="float">
            <text:p>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0])-1)" office:value-type="float" office:value="100059" calcext:value-type="float">
            <text:p>100059</text:p>
          </table:table-cell>
          <table:table-cell table:formula="of:=-150+170*[.C60]+750*(RAND()-0.5)" office:value-type="float" office:value="1909.99327448918" calcext:value-type="float">
            <text:p>1909.99327448918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1])-1)" office:value-type="float" office:value="100060" calcext:value-type="float">
            <text:p>100060</text:p>
          </table:table-cell>
          <table:table-cell table:formula="of:=-150+170*[.C61]+750*(RAND()-0.5)" office:value-type="float" office:value="2049.61505537182" calcext:value-type="float">
            <text:p>2049.6150553718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2])-1)" office:value-type="float" office:value="100061" calcext:value-type="float">
            <text:p>100061</text:p>
          </table:table-cell>
          <table:table-cell table:formula="of:=-150+170*[.C62]+750*(RAND()-0.5)" office:value-type="float" office:value="1354.5036455788" calcext:value-type="float">
            <text:p>1354.5036455788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3])-1)" office:value-type="float" office:value="100062" calcext:value-type="float">
            <text:p>100062</text:p>
          </table:table-cell>
          <table:table-cell table:formula="of:=-150+170*[.C63]+750*(RAND()-0.5)" office:value-type="float" office:value="2904.42523914788" calcext:value-type="float">
            <text:p>2904.42523914788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64])-1)" office:value-type="float" office:value="100063" calcext:value-type="float">
            <text:p>100063</text:p>
          </table:table-cell>
          <table:table-cell table:formula="of:=-150+170*[.C64]+750*(RAND()-0.5)" office:value-type="float" office:value="1155.13285585984" calcext:value-type="float">
            <text:p>1155.13285585984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65])-1)" office:value-type="float" office:value="100064" calcext:value-type="float">
            <text:p>100064</text:p>
          </table:table-cell>
          <table:table-cell table:formula="of:=-150+170*[.C65]+750*(RAND()-0.5)" office:value-type="float" office:value="2110.53522053289" calcext:value-type="float">
            <text:p>2110.53522053289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66])-1)" office:value-type="float" office:value="100065" calcext:value-type="float">
            <text:p>100065</text:p>
          </table:table-cell>
          <table:table-cell table:formula="of:=-150+170*[.C66]+750*(RAND()-0.5)" office:value-type="float" office:value="2747.21502460767" calcext:value-type="float">
            <text:p>2747.21502460767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7])-1)" office:value-type="float" office:value="100066" calcext:value-type="float">
            <text:p>100066</text:p>
          </table:table-cell>
          <table:table-cell table:formula="of:=-150+170*[.C67]+750*(RAND()-0.5)" office:value-type="float" office:value="-44.1501552064145" calcext:value-type="float">
            <text:p>-44.1501552064145</text:p>
          </table:table-cell>
          <table:table-cell table:formula="of:=ROUND(COM.MICROSOFT.NORM.INV(RAND();12;5))" office:value-type="float" office:value="-1" calcext:value-type="float">
            <text:p>-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68])-1)" office:value-type="float" office:value="100067" calcext:value-type="float">
            <text:p>100067</text:p>
          </table:table-cell>
          <table:table-cell table:formula="of:=-150+170*[.C68]+750*(RAND()-0.5)" office:value-type="float" office:value="1169.23125726898" calcext:value-type="float">
            <text:p>1169.23125726898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69])-1)" office:value-type="float" office:value="100068" calcext:value-type="float">
            <text:p>100068</text:p>
          </table:table-cell>
          <table:table-cell table:formula="of:=-150+170*[.C69]+750*(RAND()-0.5)" office:value-type="float" office:value="523.060196872016" calcext:value-type="float">
            <text:p>523.060196872016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70])-1)" office:value-type="float" office:value="100069" calcext:value-type="float">
            <text:p>100069</text:p>
          </table:table-cell>
          <table:table-cell table:formula="of:=-150+170*[.C70]+750*(RAND()-0.5)" office:value-type="float" office:value="232.094425224719" calcext:value-type="float">
            <text:p>232.094425224719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1])-1)" office:value-type="float" office:value="100070" calcext:value-type="float">
            <text:p>100070</text:p>
          </table:table-cell>
          <table:table-cell table:formula="of:=-150+170*[.C71]+750*(RAND()-0.5)" office:value-type="float" office:value="1330.30304291471" calcext:value-type="float">
            <text:p>1330.3030429147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72])-1)" office:value-type="float" office:value="100071" calcext:value-type="float">
            <text:p>100071</text:p>
          </table:table-cell>
          <table:table-cell table:formula="of:=-150+170*[.C72]+750*(RAND()-0.5)" office:value-type="float" office:value="1066.82858442479" calcext:value-type="float">
            <text:p>1066.82858442479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3])-1)" office:value-type="float" office:value="100072" calcext:value-type="float">
            <text:p>100072</text:p>
          </table:table-cell>
          <table:table-cell table:formula="of:=-150+170*[.C73]+750*(RAND()-0.5)" office:value-type="float" office:value="1110.92738416539" calcext:value-type="float">
            <text:p>1110.92738416539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4])-1)" office:value-type="float" office:value="100073" calcext:value-type="float">
            <text:p>100073</text:p>
          </table:table-cell>
          <table:table-cell table:formula="of:=-150+170*[.C74]+750*(RAND()-0.5)" office:value-type="float" office:value="1365.68139946773" calcext:value-type="float">
            <text:p>1365.68139946773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75])-1)" office:value-type="float" office:value="100074" calcext:value-type="float">
            <text:p>100074</text:p>
          </table:table-cell>
          <table:table-cell table:formula="of:=-150+170*[.C75]+750*(RAND()-0.5)" office:value-type="float" office:value="86.4681873796797" calcext:value-type="float">
            <text:p>86.4681873796797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76])-1)" office:value-type="float" office:value="100075" calcext:value-type="float">
            <text:p>100075</text:p>
          </table:table-cell>
          <table:table-cell table:formula="of:=-150+170*[.C76]+750*(RAND()-0.5)" office:value-type="float" office:value="2266.3090142479" calcext:value-type="float">
            <text:p>2266.3090142479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7])-1)" office:value-type="float" office:value="100076" calcext:value-type="float">
            <text:p>100076</text:p>
          </table:table-cell>
          <table:table-cell table:formula="of:=-150+170*[.C77]+750*(RAND()-0.5)" office:value-type="float" office:value="1544.93821157865" calcext:value-type="float">
            <text:p>1544.93821157865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8])-1)" office:value-type="float" office:value="100077" calcext:value-type="float">
            <text:p>100077</text:p>
          </table:table-cell>
          <table:table-cell table:formula="of:=-150+170*[.C78]+750*(RAND()-0.5)" office:value-type="float" office:value="2163.6972258554" calcext:value-type="float">
            <text:p>2163.6972258554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79])-1)" office:value-type="float" office:value="100078" calcext:value-type="float">
            <text:p>100078</text:p>
          </table:table-cell>
          <table:table-cell table:formula="of:=-150+170*[.C79]+750*(RAND()-0.5)" office:value-type="float" office:value="1990.11604813289" calcext:value-type="float">
            <text:p>1990.11604813289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80])-1)" office:value-type="float" office:value="100079" calcext:value-type="float">
            <text:p>100079</text:p>
          </table:table-cell>
          <table:table-cell table:formula="of:=-150+170*[.C80]+750*(RAND()-0.5)" office:value-type="float" office:value="1470.98573099934" calcext:value-type="float">
            <text:p>1470.9857309993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1])-1)" office:value-type="float" office:value="100080" calcext:value-type="float">
            <text:p>100080</text:p>
          </table:table-cell>
          <table:table-cell table:formula="of:=-150+170*[.C81]+750*(RAND()-0.5)" office:value-type="float" office:value="1732.86686934514" calcext:value-type="float">
            <text:p>1732.86686934514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2])-1)" office:value-type="float" office:value="100081" calcext:value-type="float">
            <text:p>100081</text:p>
          </table:table-cell>
          <table:table-cell table:formula="of:=-150+170*[.C82]+750*(RAND()-0.5)" office:value-type="float" office:value="1216.36056250947" calcext:value-type="float">
            <text:p>1216.36056250947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3])-1)" office:value-type="float" office:value="100082" calcext:value-type="float">
            <text:p>100082</text:p>
          </table:table-cell>
          <table:table-cell table:formula="of:=-150+170*[.C83]+750*(RAND()-0.5)" office:value-type="float" office:value="80.6220624033945" calcext:value-type="float">
            <text:p>80.6220624033945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4])-1)" office:value-type="float" office:value="100083" calcext:value-type="float">
            <text:p>100083</text:p>
          </table:table-cell>
          <table:table-cell table:formula="of:=-150+170*[.C84]+750*(RAND()-0.5)" office:value-type="float" office:value="1658.7151945556" calcext:value-type="float">
            <text:p>1658.715194555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85])-1)" office:value-type="float" office:value="100084" calcext:value-type="float">
            <text:p>100084</text:p>
          </table:table-cell>
          <table:table-cell table:formula="of:=-150+170*[.C85]+750*(RAND()-0.5)" office:value-type="float" office:value="3095.46444551902" calcext:value-type="float">
            <text:p>3095.46444551902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86])-1)" office:value-type="float" office:value="100085" calcext:value-type="float">
            <text:p>100085</text:p>
          </table:table-cell>
          <table:table-cell table:formula="of:=-150+170*[.C86]+750*(RAND()-0.5)" office:value-type="float" office:value="1850.15137430888" calcext:value-type="float">
            <text:p>1850.1513743088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7])-1)" office:value-type="float" office:value="100086" calcext:value-type="float">
            <text:p>100086</text:p>
          </table:table-cell>
          <table:table-cell table:formula="of:=-150+170*[.C87]+750*(RAND()-0.5)" office:value-type="float" office:value="644.325261601107" calcext:value-type="float">
            <text:p>644.325261601107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88])-1)" office:value-type="float" office:value="100087" calcext:value-type="float">
            <text:p>100087</text:p>
          </table:table-cell>
          <table:table-cell table:formula="of:=-150+170*[.C88]+750*(RAND()-0.5)" office:value-type="float" office:value="1941.06735600843" calcext:value-type="float">
            <text:p>1941.0673560084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89])-1)" office:value-type="float" office:value="100088" calcext:value-type="float">
            <text:p>100088</text:p>
          </table:table-cell>
          <table:table-cell table:formula="of:=-150+170*[.C89]+750*(RAND()-0.5)" office:value-type="float" office:value="1374.62997086679" calcext:value-type="float">
            <text:p>1374.6299708667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0])-1)" office:value-type="float" office:value="100089" calcext:value-type="float">
            <text:p>100089</text:p>
          </table:table-cell>
          <table:table-cell table:formula="of:=-150+170*[.C90]+750*(RAND()-0.5)" office:value-type="float" office:value="1968.15091715047" calcext:value-type="float">
            <text:p>1968.1509171504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1])-1)" office:value-type="float" office:value="100090" calcext:value-type="float">
            <text:p>100090</text:p>
          </table:table-cell>
          <table:table-cell table:formula="of:=-150+170*[.C91]+750*(RAND()-0.5)" office:value-type="float" office:value="2129.10024100497" calcext:value-type="float">
            <text:p>2129.1002410049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92])-1)" office:value-type="float" office:value="100091" calcext:value-type="float">
            <text:p>100091</text:p>
          </table:table-cell>
          <table:table-cell table:formula="of:=-150+170*[.C92]+750*(RAND()-0.5)" office:value-type="float" office:value="1708.71321954156" calcext:value-type="float">
            <text:p>1708.7132195415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3])-1)" office:value-type="float" office:value="100092" calcext:value-type="float">
            <text:p>100092</text:p>
          </table:table-cell>
          <table:table-cell table:formula="of:=-150+170*[.C93]+750*(RAND()-0.5)" office:value-type="float" office:value="2889.97947116217" calcext:value-type="float">
            <text:p>2889.97947116217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4])-1)" office:value-type="float" office:value="100093" calcext:value-type="float">
            <text:p>100093</text:p>
          </table:table-cell>
          <table:table-cell table:formula="of:=-150+170*[.C94]+750*(RAND()-0.5)" office:value-type="float" office:value="2760.34956579691" calcext:value-type="float">
            <text:p>2760.34956579691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95])-1)" office:value-type="float" office:value="100094" calcext:value-type="float">
            <text:p>100094</text:p>
          </table:table-cell>
          <table:table-cell table:formula="of:=-150+170*[.C95]+750*(RAND()-0.5)" office:value-type="float" office:value="711.319799687882" calcext:value-type="float">
            <text:p>711.319799687882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96])-1)" office:value-type="float" office:value="100095" calcext:value-type="float">
            <text:p>100095</text:p>
          </table:table-cell>
          <table:table-cell table:formula="of:=-150+170*[.C96]+750*(RAND()-0.5)" office:value-type="float" office:value="883.622170706991" calcext:value-type="float">
            <text:p>883.622170706991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7])-1)" office:value-type="float" office:value="100096" calcext:value-type="float">
            <text:p>100096</text:p>
          </table:table-cell>
          <table:table-cell table:formula="of:=-150+170*[.C97]+750*(RAND()-0.5)" office:value-type="float" office:value="1088.30928377866" calcext:value-type="float">
            <text:p>1088.3092837786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8])-1)" office:value-type="float" office:value="100097" calcext:value-type="float">
            <text:p>100097</text:p>
          </table:table-cell>
          <table:table-cell table:formula="of:=-150+170*[.C98]+750*(RAND()-0.5)" office:value-type="float" office:value="2374.19474442941" calcext:value-type="float">
            <text:p>2374.19474442941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99])-1)" office:value-type="float" office:value="100098" calcext:value-type="float">
            <text:p>100098</text:p>
          </table:table-cell>
          <table:table-cell table:formula="of:=-150+170*[.C99]+750*(RAND()-0.5)" office:value-type="float" office:value="1354.42805228644" calcext:value-type="float">
            <text:p>1354.4280522864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00])-1)" office:value-type="float" office:value="100099" calcext:value-type="float">
            <text:p>100099</text:p>
          </table:table-cell>
          <table:table-cell table:formula="of:=-150+170*[.C100]+750*(RAND()-0.5)" office:value-type="float" office:value="676.529533134813" calcext:value-type="float">
            <text:p>676.529533134813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1])-1)" office:value-type="float" office:value="100100" calcext:value-type="float">
            <text:p>100100</text:p>
          </table:table-cell>
          <table:table-cell table:formula="of:=-150+170*[.C101]+750*(RAND()-0.5)" office:value-type="float" office:value="2748.89951142477" calcext:value-type="float">
            <text:p>2748.89951142477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02])-1)" office:value-type="float" office:value="100101" calcext:value-type="float">
            <text:p>100101</text:p>
          </table:table-cell>
          <table:table-cell table:formula="of:=-150+170*[.C102]+750*(RAND()-0.5)" office:value-type="float" office:value="1902.02364075529" calcext:value-type="float">
            <text:p>1902.0236407552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03])-1)" office:value-type="float" office:value="100102" calcext:value-type="float">
            <text:p>100102</text:p>
          </table:table-cell>
          <table:table-cell table:formula="of:=-150+170*[.C103]+750*(RAND()-0.5)" office:value-type="float" office:value="97.5613471281315" calcext:value-type="float">
            <text:p>97.5613471281315</text:p>
          </table:table-cell>
          <table:table-cell table:formula="of:=ROUND(COM.MICROSOFT.NORM.INV(RAND();12;5))" office:value-type="float" office:value="-0" calcext:value-type="float">
            <text:p>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04])-1)" office:value-type="float" office:value="100103" calcext:value-type="float">
            <text:p>100103</text:p>
          </table:table-cell>
          <table:table-cell table:formula="of:=-150+170*[.C104]+750*(RAND()-0.5)" office:value-type="float" office:value="2766.76626907622" calcext:value-type="float">
            <text:p>2766.76626907622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5])-1)" office:value-type="float" office:value="100104" calcext:value-type="float">
            <text:p>100104</text:p>
          </table:table-cell>
          <table:table-cell table:formula="of:=-150+170*[.C105]+750*(RAND()-0.5)" office:value-type="float" office:value="1774.61679533715" calcext:value-type="float">
            <text:p>1774.6167953371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6])-1)" office:value-type="float" office:value="100105" calcext:value-type="float">
            <text:p>100105</text:p>
          </table:table-cell>
          <table:table-cell table:formula="of:=-150+170*[.C106]+750*(RAND()-0.5)" office:value-type="float" office:value="1951.64456145247" calcext:value-type="float">
            <text:p>1951.6445614524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07])-1)" office:value-type="float" office:value="100106" calcext:value-type="float">
            <text:p>100106</text:p>
          </table:table-cell>
          <table:table-cell table:formula="of:=-150+170*[.C107]+750*(RAND()-0.5)" office:value-type="float" office:value="3255.23300466955" calcext:value-type="float">
            <text:p>3255.23300466955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8])-1)" office:value-type="float" office:value="100107" calcext:value-type="float">
            <text:p>100107</text:p>
          </table:table-cell>
          <table:table-cell table:formula="of:=-150+170*[.C108]+750*(RAND()-0.5)" office:value-type="float" office:value="2610.83315043506" calcext:value-type="float">
            <text:p>2610.8331504350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09])-1)" office:value-type="float" office:value="100108" calcext:value-type="float">
            <text:p>100108</text:p>
          </table:table-cell>
          <table:table-cell table:formula="of:=-150+170*[.C109]+750*(RAND()-0.5)" office:value-type="float" office:value="2705.94252959275" calcext:value-type="float">
            <text:p>2705.94252959275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0])-1)" office:value-type="float" office:value="100109" calcext:value-type="float">
            <text:p>100109</text:p>
          </table:table-cell>
          <table:table-cell table:formula="of:=-150+170*[.C110]+750*(RAND()-0.5)" office:value-type="float" office:value="3058.57491680092" calcext:value-type="float">
            <text:p>3058.57491680092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11])-1)" office:value-type="float" office:value="100110" calcext:value-type="float">
            <text:p>100110</text:p>
          </table:table-cell>
          <table:table-cell table:formula="of:=-150+170*[.C111]+750*(RAND()-0.5)" office:value-type="float" office:value="765.192038773608" calcext:value-type="float">
            <text:p>765.192038773608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2])-1)" office:value-type="float" office:value="100111" calcext:value-type="float">
            <text:p>100111</text:p>
          </table:table-cell>
          <table:table-cell table:formula="of:=-150+170*[.C112]+750*(RAND()-0.5)" office:value-type="float" office:value="1106.17140308644" calcext:value-type="float">
            <text:p>1106.17140308644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3])-1)" office:value-type="float" office:value="100112" calcext:value-type="float">
            <text:p>100112</text:p>
          </table:table-cell>
          <table:table-cell table:formula="of:=-150+170*[.C113]+750*(RAND()-0.5)" office:value-type="float" office:value="1280.2692681598" calcext:value-type="float">
            <text:p>1280.269268159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14])-1)" office:value-type="float" office:value="100113" calcext:value-type="float">
            <text:p>100113</text:p>
          </table:table-cell>
          <table:table-cell table:formula="of:=-150+170*[.C114]+750*(RAND()-0.5)" office:value-type="float" office:value="375.632711334943" calcext:value-type="float">
            <text:p>375.632711334943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5])-1)" office:value-type="float" office:value="100114" calcext:value-type="float">
            <text:p>100114</text:p>
          </table:table-cell>
          <table:table-cell table:formula="of:=-150+170*[.C115]+750*(RAND()-0.5)" office:value-type="float" office:value="1317.96928556606" calcext:value-type="float">
            <text:p>1317.9692855660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16])-1)" office:value-type="float" office:value="100115" calcext:value-type="float">
            <text:p>100115</text:p>
          </table:table-cell>
          <table:table-cell table:formula="of:=-150+170*[.C116]+750*(RAND()-0.5)" office:value-type="float" office:value="2152.60401250707" calcext:value-type="float">
            <text:p>2152.60401250707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7])-1)" office:value-type="float" office:value="100116" calcext:value-type="float">
            <text:p>100116</text:p>
          </table:table-cell>
          <table:table-cell table:formula="of:=-150+170*[.C117]+750*(RAND()-0.5)" office:value-type="float" office:value="1223.71004997679" calcext:value-type="float">
            <text:p>1223.71004997679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8])-1)" office:value-type="float" office:value="100117" calcext:value-type="float">
            <text:p>100117</text:p>
          </table:table-cell>
          <table:table-cell table:formula="of:=-150+170*[.C118]+750*(RAND()-0.5)" office:value-type="float" office:value="3304.06915357476" calcext:value-type="float">
            <text:p>3304.06915357476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19])-1)" office:value-type="float" office:value="100118" calcext:value-type="float">
            <text:p>100118</text:p>
          </table:table-cell>
          <table:table-cell table:formula="of:=-150+170*[.C119]+750*(RAND()-0.5)" office:value-type="float" office:value="1.0605434859051" calcext:value-type="float">
            <text:p>1.0605434859051</text:p>
          </table:table-cell>
          <table:table-cell table:formula="of:=ROUND(COM.MICROSOFT.NORM.INV(RAND();12;5))" office:value-type="float" office:value="3" calcext:value-type="float">
            <text:p>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20])-1)" office:value-type="float" office:value="100119" calcext:value-type="float">
            <text:p>100119</text:p>
          </table:table-cell>
          <table:table-cell table:formula="of:=-150+170*[.C120]+750*(RAND()-0.5)" office:value-type="float" office:value="2040.26684429548" calcext:value-type="float">
            <text:p>2040.26684429548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21])-1)" office:value-type="float" office:value="100120" calcext:value-type="float">
            <text:p>100120</text:p>
          </table:table-cell>
          <table:table-cell table:formula="of:=-150+170*[.C121]+750*(RAND()-0.5)" office:value-type="float" office:value="904.34524572466" calcext:value-type="float">
            <text:p>904.3452457246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2])-1)" office:value-type="float" office:value="100121" calcext:value-type="float">
            <text:p>100121</text:p>
          </table:table-cell>
          <table:table-cell table:formula="of:=-150+170*[.C122]+750*(RAND()-0.5)" office:value-type="float" office:value="819.953485973868" calcext:value-type="float">
            <text:p>819.953485973868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3])-1)" office:value-type="float" office:value="100122" calcext:value-type="float">
            <text:p>100122</text:p>
          </table:table-cell>
          <table:table-cell table:formula="of:=-150+170*[.C123]+750*(RAND()-0.5)" office:value-type="float" office:value="1284.79097575344" calcext:value-type="float">
            <text:p>1284.79097575344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24])-1)" office:value-type="float" office:value="100123" calcext:value-type="float">
            <text:p>100123</text:p>
          </table:table-cell>
          <table:table-cell table:formula="of:=-150+170*[.C124]+750*(RAND()-0.5)" office:value-type="float" office:value="-326.188954684975" calcext:value-type="float">
            <text:p>-326.188954684975</text:p>
          </table:table-cell>
          <table:table-cell table:formula="of:=ROUND(COM.MICROSOFT.NORM.INV(RAND();12;5))" office:value-type="float" office:value="1" calcext:value-type="float">
            <text:p>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5])-1)" office:value-type="float" office:value="100124" calcext:value-type="float">
            <text:p>100124</text:p>
          </table:table-cell>
          <table:table-cell table:formula="of:=-150+170*[.C125]+750*(RAND()-0.5)" office:value-type="float" office:value="1129.21706483525" calcext:value-type="float">
            <text:p>1129.21706483525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26])-1)" office:value-type="float" office:value="100125" calcext:value-type="float">
            <text:p>100125</text:p>
          </table:table-cell>
          <table:table-cell table:formula="of:=-150+170*[.C126]+750*(RAND()-0.5)" office:value-type="float" office:value="3179.52586356567" calcext:value-type="float">
            <text:p>3179.52586356567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7])-1)" office:value-type="float" office:value="100126" calcext:value-type="float">
            <text:p>100126</text:p>
          </table:table-cell>
          <table:table-cell table:formula="of:=-150+170*[.C127]+750*(RAND()-0.5)" office:value-type="float" office:value="2474.52640567995" calcext:value-type="float">
            <text:p>2474.5264056799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8])-1)" office:value-type="float" office:value="100127" calcext:value-type="float">
            <text:p>100127</text:p>
          </table:table-cell>
          <table:table-cell table:formula="of:=-150+170*[.C128]+750*(RAND()-0.5)" office:value-type="float" office:value="2859.72941325852" calcext:value-type="float">
            <text:p>2859.72941325852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29])-1)" office:value-type="float" office:value="100128" calcext:value-type="float">
            <text:p>100128</text:p>
          </table:table-cell>
          <table:table-cell table:formula="of:=-150+170*[.C129]+750*(RAND()-0.5)" office:value-type="float" office:value="2770.55707111899" calcext:value-type="float">
            <text:p>2770.55707111899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30])-1)" office:value-type="float" office:value="100129" calcext:value-type="float">
            <text:p>100129</text:p>
          </table:table-cell>
          <table:table-cell table:formula="of:=-150+170*[.C130]+750*(RAND()-0.5)" office:value-type="float" office:value="1403.93372157341" calcext:value-type="float">
            <text:p>1403.93372157341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1])-1)" office:value-type="float" office:value="100130" calcext:value-type="float">
            <text:p>100130</text:p>
          </table:table-cell>
          <table:table-cell table:formula="of:=-150+170*[.C131]+750*(RAND()-0.5)" office:value-type="float" office:value="302.422339770399" calcext:value-type="float">
            <text:p>302.422339770399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2])-1)" office:value-type="float" office:value="100131" calcext:value-type="float">
            <text:p>100131</text:p>
          </table:table-cell>
          <table:table-cell table:formula="of:=-150+170*[.C132]+750*(RAND()-0.5)" office:value-type="float" office:value="2163.98983315424" calcext:value-type="float">
            <text:p>2163.98983315424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33])-1)" office:value-type="float" office:value="100132" calcext:value-type="float">
            <text:p>100132</text:p>
          </table:table-cell>
          <table:table-cell table:formula="of:=-150+170*[.C133]+750*(RAND()-0.5)" office:value-type="float" office:value="2182.68147946102" calcext:value-type="float">
            <text:p>2182.68147946102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34])-1)" office:value-type="float" office:value="100133" calcext:value-type="float">
            <text:p>100133</text:p>
          </table:table-cell>
          <table:table-cell table:formula="of:=-150+170*[.C134]+750*(RAND()-0.5)" office:value-type="float" office:value="3728.58604816874" calcext:value-type="float">
            <text:p>3728.58604816874</text:p>
          </table:table-cell>
          <table:table-cell table:formula="of:=ROUND(COM.MICROSOFT.NORM.INV(RAND();12;5))" office:value-type="float" office:value="22" calcext:value-type="float">
            <text:p>2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35])-1)" office:value-type="float" office:value="100134" calcext:value-type="float">
            <text:p>100134</text:p>
          </table:table-cell>
          <table:table-cell table:formula="of:=-150+170*[.C135]+750*(RAND()-0.5)" office:value-type="float" office:value="1500.35959909689" calcext:value-type="float">
            <text:p>1500.3595990968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36])-1)" office:value-type="float" office:value="100135" calcext:value-type="float">
            <text:p>100135</text:p>
          </table:table-cell>
          <table:table-cell table:formula="of:=-150+170*[.C136]+750*(RAND()-0.5)" office:value-type="float" office:value="1874.13817858699" calcext:value-type="float">
            <text:p>1874.1381785869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7])-1)" office:value-type="float" office:value="100136" calcext:value-type="float">
            <text:p>100136</text:p>
          </table:table-cell>
          <table:table-cell table:formula="of:=-150+170*[.C137]+750*(RAND()-0.5)" office:value-type="float" office:value="3214.38172531419" calcext:value-type="float">
            <text:p>3214.38172531419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8])-1)" office:value-type="float" office:value="100137" calcext:value-type="float">
            <text:p>100137</text:p>
          </table:table-cell>
          <table:table-cell table:formula="of:=-150+170*[.C138]+750*(RAND()-0.5)" office:value-type="float" office:value="2176.78605643564" calcext:value-type="float">
            <text:p>2176.78605643564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39])-1)" office:value-type="float" office:value="100138" calcext:value-type="float">
            <text:p>100138</text:p>
          </table:table-cell>
          <table:table-cell table:formula="of:=-150+170*[.C139]+750*(RAND()-0.5)" office:value-type="float" office:value="2706.88565887565" calcext:value-type="float">
            <text:p>2706.88565887565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0])-1)" office:value-type="float" office:value="100139" calcext:value-type="float">
            <text:p>100139</text:p>
          </table:table-cell>
          <table:table-cell table:formula="of:=-150+170*[.C140]+750*(RAND()-0.5)" office:value-type="float" office:value="1047.64065413854" calcext:value-type="float">
            <text:p>1047.64065413854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1])-1)" office:value-type="float" office:value="100140" calcext:value-type="float">
            <text:p>100140</text:p>
          </table:table-cell>
          <table:table-cell table:formula="of:=-150+170*[.C141]+750*(RAND()-0.5)" office:value-type="float" office:value="2183.15887249143" calcext:value-type="float">
            <text:p>2183.15887249143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2])-1)" office:value-type="float" office:value="100141" calcext:value-type="float">
            <text:p>100141</text:p>
          </table:table-cell>
          <table:table-cell table:formula="of:=-150+170*[.C142]+750*(RAND()-0.5)" office:value-type="float" office:value="2828.08740268088" calcext:value-type="float">
            <text:p>2828.08740268088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43])-1)" office:value-type="float" office:value="100142" calcext:value-type="float">
            <text:p>100142</text:p>
          </table:table-cell>
          <table:table-cell table:formula="of:=-150+170*[.C143]+750*(RAND()-0.5)" office:value-type="float" office:value="1517.19033308769" calcext:value-type="float">
            <text:p>1517.1903330876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4])-1)" office:value-type="float" office:value="100143" calcext:value-type="float">
            <text:p>100143</text:p>
          </table:table-cell>
          <table:table-cell table:formula="of:=-150+170*[.C144]+750*(RAND()-0.5)" office:value-type="float" office:value="1320.04863960969" calcext:value-type="float">
            <text:p>1320.0486396096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45])-1)" office:value-type="float" office:value="100144" calcext:value-type="float">
            <text:p>100144</text:p>
          </table:table-cell>
          <table:table-cell table:formula="of:=-150+170*[.C145]+750*(RAND()-0.5)" office:value-type="float" office:value="1524.80114259083" calcext:value-type="float">
            <text:p>1524.80114259083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6])-1)" office:value-type="float" office:value="100145" calcext:value-type="float">
            <text:p>100145</text:p>
          </table:table-cell>
          <table:table-cell table:formula="of:=-150+170*[.C146]+750*(RAND()-0.5)" office:value-type="float" office:value="2400.27427667524" calcext:value-type="float">
            <text:p>2400.27427667524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7])-1)" office:value-type="float" office:value="100146" calcext:value-type="float">
            <text:p>100146</text:p>
          </table:table-cell>
          <table:table-cell table:formula="of:=-150+170*[.C147]+750*(RAND()-0.5)" office:value-type="float" office:value="157.549965600603" calcext:value-type="float">
            <text:p>157.549965600603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8])-1)" office:value-type="float" office:value="100147" calcext:value-type="float">
            <text:p>100147</text:p>
          </table:table-cell>
          <table:table-cell table:formula="of:=-150+170*[.C148]+750*(RAND()-0.5)" office:value-type="float" office:value="2789.77342314064" calcext:value-type="float">
            <text:p>2789.77342314064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49])-1)" office:value-type="float" office:value="100148" calcext:value-type="float">
            <text:p>100148</text:p>
          </table:table-cell>
          <table:table-cell table:formula="of:=-150+170*[.C149]+750*(RAND()-0.5)" office:value-type="float" office:value="2878.60547120024" calcext:value-type="float">
            <text:p>2878.60547120024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50])-1)" office:value-type="float" office:value="100149" calcext:value-type="float">
            <text:p>100149</text:p>
          </table:table-cell>
          <table:table-cell table:formula="of:=-150+170*[.C150]+750*(RAND()-0.5)" office:value-type="float" office:value="2760.7516949077" calcext:value-type="float">
            <text:p>2760.7516949077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1])-1)" office:value-type="float" office:value="100150" calcext:value-type="float">
            <text:p>100150</text:p>
          </table:table-cell>
          <table:table-cell table:formula="of:=-150+170*[.C151]+750*(RAND()-0.5)" office:value-type="float" office:value="2269.63189528607" calcext:value-type="float">
            <text:p>2269.6318952860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2])-1)" office:value-type="float" office:value="100151" calcext:value-type="float">
            <text:p>100151</text:p>
          </table:table-cell>
          <table:table-cell table:formula="of:=-150+170*[.C152]+750*(RAND()-0.5)" office:value-type="float" office:value="157.353876660064" calcext:value-type="float">
            <text:p>157.353876660064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3])-1)" office:value-type="float" office:value="100152" calcext:value-type="float">
            <text:p>100152</text:p>
          </table:table-cell>
          <table:table-cell table:formula="of:=-150+170*[.C153]+750*(RAND()-0.5)" office:value-type="float" office:value="3182.037437909" calcext:value-type="float">
            <text:p>3182.037437909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54])-1)" office:value-type="float" office:value="100153" calcext:value-type="float">
            <text:p>100153</text:p>
          </table:table-cell>
          <table:table-cell table:formula="of:=-150+170*[.C154]+750*(RAND()-0.5)" office:value-type="float" office:value="1197.17286465833" calcext:value-type="float">
            <text:p>1197.17286465833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55])-1)" office:value-type="float" office:value="100154" calcext:value-type="float">
            <text:p>100154</text:p>
          </table:table-cell>
          <table:table-cell table:formula="of:=-150+170*[.C155]+750*(RAND()-0.5)" office:value-type="float" office:value="2205.56688284546" calcext:value-type="float">
            <text:p>2205.56688284546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6])-1)" office:value-type="float" office:value="100155" calcext:value-type="float">
            <text:p>100155</text:p>
          </table:table-cell>
          <table:table-cell table:formula="of:=-150+170*[.C156]+750*(RAND()-0.5)" office:value-type="float" office:value="1766.40861443717" calcext:value-type="float">
            <text:p>1766.40861443717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57])-1)" office:value-type="float" office:value="100156" calcext:value-type="float">
            <text:p>100156</text:p>
          </table:table-cell>
          <table:table-cell table:formula="of:=-150+170*[.C157]+750*(RAND()-0.5)" office:value-type="float" office:value="2504.3295608535" calcext:value-type="float">
            <text:p>2504.3295608535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8])-1)" office:value-type="float" office:value="100157" calcext:value-type="float">
            <text:p>100157</text:p>
          </table:table-cell>
          <table:table-cell table:formula="of:=-150+170*[.C158]+750*(RAND()-0.5)" office:value-type="float" office:value="1528.80597314955" calcext:value-type="float">
            <text:p>1528.80597314955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59])-1)" office:value-type="float" office:value="100158" calcext:value-type="float">
            <text:p>100158</text:p>
          </table:table-cell>
          <table:table-cell table:formula="of:=-150+170*[.C159]+750*(RAND()-0.5)" office:value-type="float" office:value="1458.19621863066" calcext:value-type="float">
            <text:p>1458.1962186306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0])-1)" office:value-type="float" office:value="100159" calcext:value-type="float">
            <text:p>100159</text:p>
          </table:table-cell>
          <table:table-cell table:formula="of:=-150+170*[.C160]+750*(RAND()-0.5)" office:value-type="float" office:value="2264.37224442416" calcext:value-type="float">
            <text:p>2264.3722444241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1])-1)" office:value-type="float" office:value="100160" calcext:value-type="float">
            <text:p>100160</text:p>
          </table:table-cell>
          <table:table-cell table:formula="of:=-150+170*[.C161]+750*(RAND()-0.5)" office:value-type="float" office:value="1682.05753236186" calcext:value-type="float">
            <text:p>1682.0575323618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62])-1)" office:value-type="float" office:value="100161" calcext:value-type="float">
            <text:p>100161</text:p>
          </table:table-cell>
          <table:table-cell table:formula="of:=-150+170*[.C162]+750*(RAND()-0.5)" office:value-type="float" office:value="1728.73236450488" calcext:value-type="float">
            <text:p>1728.7323645048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3])-1)" office:value-type="float" office:value="100162" calcext:value-type="float">
            <text:p>100162</text:p>
          </table:table-cell>
          <table:table-cell table:formula="of:=-150+170*[.C163]+750*(RAND()-0.5)" office:value-type="float" office:value="2117.32345800593" calcext:value-type="float">
            <text:p>2117.3234580059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4])-1)" office:value-type="float" office:value="100163" calcext:value-type="float">
            <text:p>100163</text:p>
          </table:table-cell>
          <table:table-cell table:formula="of:=-150+170*[.C164]+750*(RAND()-0.5)" office:value-type="float" office:value="2075.65080604166" calcext:value-type="float">
            <text:p>2075.65080604166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65])-1)" office:value-type="float" office:value="100164" calcext:value-type="float">
            <text:p>100164</text:p>
          </table:table-cell>
          <table:table-cell table:formula="of:=-150+170*[.C165]+750*(RAND()-0.5)" office:value-type="float" office:value="1196.49830407371" calcext:value-type="float">
            <text:p>1196.49830407371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6])-1)" office:value-type="float" office:value="100165" calcext:value-type="float">
            <text:p>100165</text:p>
          </table:table-cell>
          <table:table-cell table:formula="of:=-150+170*[.C166]+750*(RAND()-0.5)" office:value-type="float" office:value="1259.43680098536" calcext:value-type="float">
            <text:p>1259.43680098536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7])-1)" office:value-type="float" office:value="100166" calcext:value-type="float">
            <text:p>100166</text:p>
          </table:table-cell>
          <table:table-cell table:formula="of:=-150+170*[.C167]+750*(RAND()-0.5)" office:value-type="float" office:value="711.723081556611" calcext:value-type="float">
            <text:p>711.72308155661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68])-1)" office:value-type="float" office:value="100167" calcext:value-type="float">
            <text:p>100167</text:p>
          </table:table-cell>
          <table:table-cell table:formula="of:=-150+170*[.C168]+750*(RAND()-0.5)" office:value-type="float" office:value="1160.41144989392" calcext:value-type="float">
            <text:p>1160.41144989392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69])-1)" office:value-type="float" office:value="100168" calcext:value-type="float">
            <text:p>100168</text:p>
          </table:table-cell>
          <table:table-cell table:formula="of:=-150+170*[.C169]+750*(RAND()-0.5)" office:value-type="float" office:value="779.738844232569" calcext:value-type="float">
            <text:p>779.738844232569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0])-1)" office:value-type="float" office:value="100169" calcext:value-type="float">
            <text:p>100169</text:p>
          </table:table-cell>
          <table:table-cell table:formula="of:=-150+170*[.C170]+750*(RAND()-0.5)" office:value-type="float" office:value="1405.49019720716" calcext:value-type="float">
            <text:p>1405.49019720716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71])-1)" office:value-type="float" office:value="100170" calcext:value-type="float">
            <text:p>100170</text:p>
          </table:table-cell>
          <table:table-cell table:formula="of:=-150+170*[.C171]+750*(RAND()-0.5)" office:value-type="float" office:value="2152.12606636556" calcext:value-type="float">
            <text:p>2152.12606636556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72])-1)" office:value-type="float" office:value="100171" calcext:value-type="float">
            <text:p>100171</text:p>
          </table:table-cell>
          <table:table-cell table:formula="of:=-150+170*[.C172]+750*(RAND()-0.5)" office:value-type="float" office:value="2599.09566892579" calcext:value-type="float">
            <text:p>2599.09566892579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73])-1)" office:value-type="float" office:value="100172" calcext:value-type="float">
            <text:p>100172</text:p>
          </table:table-cell>
          <table:table-cell table:formula="of:=-150+170*[.C173]+750*(RAND()-0.5)" office:value-type="float" office:value="2057.95215142966" calcext:value-type="float">
            <text:p>2057.95215142966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4])-1)" office:value-type="float" office:value="100173" calcext:value-type="float">
            <text:p>100173</text:p>
          </table:table-cell>
          <table:table-cell table:formula="of:=-150+170*[.C174]+750*(RAND()-0.5)" office:value-type="float" office:value="1040.32611976639" calcext:value-type="float">
            <text:p>1040.32611976639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75])-1)" office:value-type="float" office:value="100174" calcext:value-type="float">
            <text:p>100174</text:p>
          </table:table-cell>
          <table:table-cell table:formula="of:=-150+170*[.C175]+750*(RAND()-0.5)" office:value-type="float" office:value="1091.81051762532" calcext:value-type="float">
            <text:p>1091.81051762532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6])-1)" office:value-type="float" office:value="100175" calcext:value-type="float">
            <text:p>100175</text:p>
          </table:table-cell>
          <table:table-cell table:formula="of:=-150+170*[.C176]+750*(RAND()-0.5)" office:value-type="float" office:value="2443.25764287469" calcext:value-type="float">
            <text:p>2443.25764287469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7])-1)" office:value-type="float" office:value="100176" calcext:value-type="float">
            <text:p>100176</text:p>
          </table:table-cell>
          <table:table-cell table:formula="of:=-150+170*[.C177]+750*(RAND()-0.5)" office:value-type="float" office:value="869.955678537006" calcext:value-type="float">
            <text:p>869.95567853700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78])-1)" office:value-type="float" office:value="100177" calcext:value-type="float">
            <text:p>100177</text:p>
          </table:table-cell>
          <table:table-cell table:formula="of:=-150+170*[.C178]+750*(RAND()-0.5)" office:value-type="float" office:value="1383.10633784506" calcext:value-type="float">
            <text:p>1383.1063378450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79])-1)" office:value-type="float" office:value="100178" calcext:value-type="float">
            <text:p>100178</text:p>
          </table:table-cell>
          <table:table-cell table:formula="of:=-150+170*[.C179]+750*(RAND()-0.5)" office:value-type="float" office:value="3401.8770998963" calcext:value-type="float">
            <text:p>3401.8770998963</text:p>
          </table:table-cell>
          <table:table-cell table:formula="of:=ROUND(COM.MICROSOFT.NORM.INV(RAND();12;5))" office:value-type="float" office:value="22" calcext:value-type="float">
            <text:p>2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80])-1)" office:value-type="float" office:value="100179" calcext:value-type="float">
            <text:p>100179</text:p>
          </table:table-cell>
          <table:table-cell table:formula="of:=-150+170*[.C180]+750*(RAND()-0.5)" office:value-type="float" office:value="1807.48777882024" calcext:value-type="float">
            <text:p>1807.4877788202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1])-1)" office:value-type="float" office:value="100180" calcext:value-type="float">
            <text:p>100180</text:p>
          </table:table-cell>
          <table:table-cell table:formula="of:=-150+170*[.C181]+750*(RAND()-0.5)" office:value-type="float" office:value="2311.71062757536" calcext:value-type="float">
            <text:p>2311.71062757536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2])-1)" office:value-type="float" office:value="100181" calcext:value-type="float">
            <text:p>100181</text:p>
          </table:table-cell>
          <table:table-cell table:formula="of:=-150+170*[.C182]+750*(RAND()-0.5)" office:value-type="float" office:value="471.845685096486" calcext:value-type="float">
            <text:p>471.845685096486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83])-1)" office:value-type="float" office:value="100182" calcext:value-type="float">
            <text:p>100182</text:p>
          </table:table-cell>
          <table:table-cell table:formula="of:=-150+170*[.C183]+750*(RAND()-0.5)" office:value-type="float" office:value="-120.72153595163" calcext:value-type="float">
            <text:p>-120.72153595163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4])-1)" office:value-type="float" office:value="100183" calcext:value-type="float">
            <text:p>100183</text:p>
          </table:table-cell>
          <table:table-cell table:formula="of:=-150+170*[.C184]+750*(RAND()-0.5)" office:value-type="float" office:value="1385.7466904051" calcext:value-type="float">
            <text:p>1385.7466904051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85])-1)" office:value-type="float" office:value="100184" calcext:value-type="float">
            <text:p>100184</text:p>
          </table:table-cell>
          <table:table-cell table:formula="of:=-150+170*[.C185]+750*(RAND()-0.5)" office:value-type="float" office:value="358.674882414793" calcext:value-type="float">
            <text:p>358.674882414793</text:p>
          </table:table-cell>
          <table:table-cell table:formula="of:=ROUND(COM.MICROSOFT.NORM.INV(RAND();12;5))" office:value-type="float" office:value="3" calcext:value-type="float">
            <text:p>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6])-1)" office:value-type="float" office:value="100185" calcext:value-type="float">
            <text:p>100185</text:p>
          </table:table-cell>
          <table:table-cell table:formula="of:=-150+170*[.C186]+750*(RAND()-0.5)" office:value-type="float" office:value="2130.69987035375" calcext:value-type="float">
            <text:p>2130.6998703537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7])-1)" office:value-type="float" office:value="100186" calcext:value-type="float">
            <text:p>100186</text:p>
          </table:table-cell>
          <table:table-cell table:formula="of:=-150+170*[.C187]+750*(RAND()-0.5)" office:value-type="float" office:value="771.552247636228" calcext:value-type="float">
            <text:p>771.552247636228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88])-1)" office:value-type="float" office:value="100187" calcext:value-type="float">
            <text:p>100187</text:p>
          </table:table-cell>
          <table:table-cell table:formula="of:=-150+170*[.C188]+750*(RAND()-0.5)" office:value-type="float" office:value="1173.10862920164" calcext:value-type="float">
            <text:p>1173.10862920164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89])-1)" office:value-type="float" office:value="100188" calcext:value-type="float">
            <text:p>100188</text:p>
          </table:table-cell>
          <table:table-cell table:formula="of:=-150+170*[.C189]+750*(RAND()-0.5)" office:value-type="float" office:value="3530.53188924578" calcext:value-type="float">
            <text:p>3530.53188924578</text:p>
          </table:table-cell>
          <table:table-cell table:formula="of:=ROUND(COM.MICROSOFT.NORM.INV(RAND();12;5))" office:value-type="float" office:value="23" calcext:value-type="float">
            <text:p>2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0])-1)" office:value-type="float" office:value="100189" calcext:value-type="float">
            <text:p>100189</text:p>
          </table:table-cell>
          <table:table-cell table:formula="of:=-150+170*[.C190]+750*(RAND()-0.5)" office:value-type="float" office:value="2916.86990993466" calcext:value-type="float">
            <text:p>2916.86990993466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1])-1)" office:value-type="float" office:value="100190" calcext:value-type="float">
            <text:p>100190</text:p>
          </table:table-cell>
          <table:table-cell table:formula="of:=-150+170*[.C191]+750*(RAND()-0.5)" office:value-type="float" office:value="1157.4711311502" calcext:value-type="float">
            <text:p>1157.4711311502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2])-1)" office:value-type="float" office:value="100191" calcext:value-type="float">
            <text:p>100191</text:p>
          </table:table-cell>
          <table:table-cell table:formula="of:=-150+170*[.C192]+750*(RAND()-0.5)" office:value-type="float" office:value="1076.17343502491" calcext:value-type="float">
            <text:p>1076.1734350249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3])-1)" office:value-type="float" office:value="100192" calcext:value-type="float">
            <text:p>100192</text:p>
          </table:table-cell>
          <table:table-cell table:formula="of:=-150+170*[.C193]+750*(RAND()-0.5)" office:value-type="float" office:value="1178.73052777437" calcext:value-type="float">
            <text:p>1178.73052777437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4])-1)" office:value-type="float" office:value="100193" calcext:value-type="float">
            <text:p>100193</text:p>
          </table:table-cell>
          <table:table-cell table:formula="of:=-150+170*[.C194]+750*(RAND()-0.5)" office:value-type="float" office:value="2368.73256588031" calcext:value-type="float">
            <text:p>2368.73256588031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95])-1)" office:value-type="float" office:value="100194" calcext:value-type="float">
            <text:p>100194</text:p>
          </table:table-cell>
          <table:table-cell table:formula="of:=-150+170*[.C195]+750*(RAND()-0.5)" office:value-type="float" office:value="1548.6254352754" calcext:value-type="float">
            <text:p>1548.6254352754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96])-1)" office:value-type="float" office:value="100195" calcext:value-type="float">
            <text:p>100195</text:p>
          </table:table-cell>
          <table:table-cell table:formula="of:=-150+170*[.C196]+750*(RAND()-0.5)" office:value-type="float" office:value="1824.79504155279" calcext:value-type="float">
            <text:p>1824.7950415527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97])-1)" office:value-type="float" office:value="100196" calcext:value-type="float">
            <text:p>100196</text:p>
          </table:table-cell>
          <table:table-cell table:formula="of:=-150+170*[.C197]+750*(RAND()-0.5)" office:value-type="float" office:value="3096.6891327039" calcext:value-type="float">
            <text:p>3096.6891327039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198])-1)" office:value-type="float" office:value="100197" calcext:value-type="float">
            <text:p>100197</text:p>
          </table:table-cell>
          <table:table-cell table:formula="of:=-150+170*[.C198]+750*(RAND()-0.5)" office:value-type="float" office:value="380.132655696545" calcext:value-type="float">
            <text:p>380.132655696545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199])-1)" office:value-type="float" office:value="100198" calcext:value-type="float">
            <text:p>100198</text:p>
          </table:table-cell>
          <table:table-cell table:formula="of:=-150+170*[.C199]+750*(RAND()-0.5)" office:value-type="float" office:value="1476.99728710717" calcext:value-type="float">
            <text:p>1476.99728710717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00])-1)" office:value-type="float" office:value="100199" calcext:value-type="float">
            <text:p>100199</text:p>
          </table:table-cell>
          <table:table-cell table:formula="of:=-150+170*[.C200]+750*(RAND()-0.5)" office:value-type="float" office:value="2294.18435351046" calcext:value-type="float">
            <text:p>2294.18435351046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01])-1)" office:value-type="float" office:value="100200" calcext:value-type="float">
            <text:p>100200</text:p>
          </table:table-cell>
          <table:table-cell table:formula="of:=-150+170*[.C201]+750*(RAND()-0.5)" office:value-type="float" office:value="1178.27483171986" calcext:value-type="float">
            <text:p>1178.2748317198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02])-1)" office:value-type="float" office:value="100201" calcext:value-type="float">
            <text:p>100201</text:p>
          </table:table-cell>
          <table:table-cell table:formula="of:=-150+170*[.C202]+750*(RAND()-0.5)" office:value-type="float" office:value="2626.57263252687" calcext:value-type="float">
            <text:p>2626.57263252687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3])-1)" office:value-type="float" office:value="100202" calcext:value-type="float">
            <text:p>100202</text:p>
          </table:table-cell>
          <table:table-cell table:formula="of:=-150+170*[.C203]+750*(RAND()-0.5)" office:value-type="float" office:value="1168.6007956159" calcext:value-type="float">
            <text:p>1168.6007956159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04])-1)" office:value-type="float" office:value="100203" calcext:value-type="float">
            <text:p>100203</text:p>
          </table:table-cell>
          <table:table-cell table:formula="of:=-150+170*[.C204]+750*(RAND()-0.5)" office:value-type="float" office:value="2240.00540423265" calcext:value-type="float">
            <text:p>2240.00540423265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5])-1)" office:value-type="float" office:value="100204" calcext:value-type="float">
            <text:p>100204</text:p>
          </table:table-cell>
          <table:table-cell table:formula="of:=-150+170*[.C205]+750*(RAND()-0.5)" office:value-type="float" office:value="1100.21258845491" calcext:value-type="float">
            <text:p>1100.21258845491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06])-1)" office:value-type="float" office:value="100205" calcext:value-type="float">
            <text:p>100205</text:p>
          </table:table-cell>
          <table:table-cell table:formula="of:=-150+170*[.C206]+750*(RAND()-0.5)" office:value-type="float" office:value="530.946658449818" calcext:value-type="float">
            <text:p>530.946658449818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7])-1)" office:value-type="float" office:value="100206" calcext:value-type="float">
            <text:p>100206</text:p>
          </table:table-cell>
          <table:table-cell table:formula="of:=-150+170*[.C207]+750*(RAND()-0.5)" office:value-type="float" office:value="2358.34566404248" calcext:value-type="float">
            <text:p>2358.34566404248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8])-1)" office:value-type="float" office:value="100207" calcext:value-type="float">
            <text:p>100207</text:p>
          </table:table-cell>
          <table:table-cell table:formula="of:=-150+170*[.C208]+750*(RAND()-0.5)" office:value-type="float" office:value="1218.60112195418" calcext:value-type="float">
            <text:p>1218.60112195418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09])-1)" office:value-type="float" office:value="100208" calcext:value-type="float">
            <text:p>100208</text:p>
          </table:table-cell>
          <table:table-cell table:formula="of:=-150+170*[.C209]+750*(RAND()-0.5)" office:value-type="float" office:value="612.048568645316" calcext:value-type="float">
            <text:p>612.048568645316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0])-1)" office:value-type="float" office:value="100209" calcext:value-type="float">
            <text:p>100209</text:p>
          </table:table-cell>
          <table:table-cell table:formula="of:=-150+170*[.C210]+750*(RAND()-0.5)" office:value-type="float" office:value="1687.54497319293" calcext:value-type="float">
            <text:p>1687.54497319293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11])-1)" office:value-type="float" office:value="100210" calcext:value-type="float">
            <text:p>100210</text:p>
          </table:table-cell>
          <table:table-cell table:formula="of:=-150+170*[.C211]+750*(RAND()-0.5)" office:value-type="float" office:value="2899.35112846468" calcext:value-type="float">
            <text:p>2899.35112846468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2])-1)" office:value-type="float" office:value="100211" calcext:value-type="float">
            <text:p>100211</text:p>
          </table:table-cell>
          <table:table-cell table:formula="of:=-150+170*[.C212]+750*(RAND()-0.5)" office:value-type="float" office:value="2795.48276338247" calcext:value-type="float">
            <text:p>2795.48276338247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3])-1)" office:value-type="float" office:value="100212" calcext:value-type="float">
            <text:p>100212</text:p>
          </table:table-cell>
          <table:table-cell table:formula="of:=-150+170*[.C213]+750*(RAND()-0.5)" office:value-type="float" office:value="2437.76596793545" calcext:value-type="float">
            <text:p>2437.7659679354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4])-1)" office:value-type="float" office:value="100213" calcext:value-type="float">
            <text:p>100213</text:p>
          </table:table-cell>
          <table:table-cell table:formula="of:=-150+170*[.C214]+750*(RAND()-0.5)" office:value-type="float" office:value="1316.54261685764" calcext:value-type="float">
            <text:p>1316.54261685764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5])-1)" office:value-type="float" office:value="100214" calcext:value-type="float">
            <text:p>100214</text:p>
          </table:table-cell>
          <table:table-cell table:formula="of:=-150+170*[.C215]+750*(RAND()-0.5)" office:value-type="float" office:value="1112.98986163652" calcext:value-type="float">
            <text:p>1112.98986163652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6])-1)" office:value-type="float" office:value="100215" calcext:value-type="float">
            <text:p>100215</text:p>
          </table:table-cell>
          <table:table-cell table:formula="of:=-150+170*[.C216]+750*(RAND()-0.5)" office:value-type="float" office:value="2027.31838918378" calcext:value-type="float">
            <text:p>2027.31838918378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7])-1)" office:value-type="float" office:value="100216" calcext:value-type="float">
            <text:p>100216</text:p>
          </table:table-cell>
          <table:table-cell table:formula="of:=-150+170*[.C217]+750*(RAND()-0.5)" office:value-type="float" office:value="1494.96453846669" calcext:value-type="float">
            <text:p>1494.9645384666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18])-1)" office:value-type="float" office:value="100217" calcext:value-type="float">
            <text:p>100217</text:p>
          </table:table-cell>
          <table:table-cell table:formula="of:=-150+170*[.C218]+750*(RAND()-0.5)" office:value-type="float" office:value="1830.30042406273" calcext:value-type="float">
            <text:p>1830.30042406273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19])-1)" office:value-type="float" office:value="100218" calcext:value-type="float">
            <text:p>100218</text:p>
          </table:table-cell>
          <table:table-cell table:formula="of:=-150+170*[.C219]+750*(RAND()-0.5)" office:value-type="float" office:value="615.412060994675" calcext:value-type="float">
            <text:p>615.412060994675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20])-1)" office:value-type="float" office:value="100219" calcext:value-type="float">
            <text:p>100219</text:p>
          </table:table-cell>
          <table:table-cell table:formula="of:=-150+170*[.C220]+750*(RAND()-0.5)" office:value-type="float" office:value="3535.95109195497" calcext:value-type="float">
            <text:p>3535.95109195497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21])-1)" office:value-type="float" office:value="100220" calcext:value-type="float">
            <text:p>100220</text:p>
          </table:table-cell>
          <table:table-cell table:formula="of:=-150+170*[.C221]+750*(RAND()-0.5)" office:value-type="float" office:value="1874.43635622469" calcext:value-type="float">
            <text:p>1874.4363562246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2])-1)" office:value-type="float" office:value="100221" calcext:value-type="float">
            <text:p>100221</text:p>
          </table:table-cell>
          <table:table-cell table:formula="of:=-150+170*[.C222]+750*(RAND()-0.5)" office:value-type="float" office:value="635.816704669541" calcext:value-type="float">
            <text:p>635.81670466954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3])-1)" office:value-type="float" office:value="100222" calcext:value-type="float">
            <text:p>100222</text:p>
          </table:table-cell>
          <table:table-cell table:formula="of:=-150+170*[.C223]+750*(RAND()-0.5)" office:value-type="float" office:value="1774.51094357485" calcext:value-type="float">
            <text:p>1774.5109435748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4])-1)" office:value-type="float" office:value="100223" calcext:value-type="float">
            <text:p>100223</text:p>
          </table:table-cell>
          <table:table-cell table:formula="of:=-150+170*[.C224]+750*(RAND()-0.5)" office:value-type="float" office:value="1791.5154520518" calcext:value-type="float">
            <text:p>1791.5154520518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5])-1)" office:value-type="float" office:value="100224" calcext:value-type="float">
            <text:p>100224</text:p>
          </table:table-cell>
          <table:table-cell table:formula="of:=-150+170*[.C225]+750*(RAND()-0.5)" office:value-type="float" office:value="3040.16680009622" calcext:value-type="float">
            <text:p>3040.16680009622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6])-1)" office:value-type="float" office:value="100225" calcext:value-type="float">
            <text:p>100225</text:p>
          </table:table-cell>
          <table:table-cell table:formula="of:=-150+170*[.C226]+750*(RAND()-0.5)" office:value-type="float" office:value="1576.96305284884" calcext:value-type="float">
            <text:p>1576.96305284884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27])-1)" office:value-type="float" office:value="100226" calcext:value-type="float">
            <text:p>100226</text:p>
          </table:table-cell>
          <table:table-cell table:formula="of:=-150+170*[.C227]+750*(RAND()-0.5)" office:value-type="float" office:value="1047.75223822811" calcext:value-type="float">
            <text:p>1047.75223822811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28])-1)" office:value-type="float" office:value="100227" calcext:value-type="float">
            <text:p>100227</text:p>
          </table:table-cell>
          <table:table-cell table:formula="of:=-150+170*[.C228]+750*(RAND()-0.5)" office:value-type="float" office:value="2310.21851409773" calcext:value-type="float">
            <text:p>2310.21851409773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29])-1)" office:value-type="float" office:value="100228" calcext:value-type="float">
            <text:p>100228</text:p>
          </table:table-cell>
          <table:table-cell table:formula="of:=-150+170*[.C229]+750*(RAND()-0.5)" office:value-type="float" office:value="2651.85404105651" calcext:value-type="float">
            <text:p>2651.85404105651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30])-1)" office:value-type="float" office:value="100229" calcext:value-type="float">
            <text:p>100229</text:p>
          </table:table-cell>
          <table:table-cell table:formula="of:=-150+170*[.C230]+750*(RAND()-0.5)" office:value-type="float" office:value="2746.79971130308" calcext:value-type="float">
            <text:p>2746.79971130308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1])-1)" office:value-type="float" office:value="100230" calcext:value-type="float">
            <text:p>100230</text:p>
          </table:table-cell>
          <table:table-cell table:formula="of:=-150+170*[.C231]+750*(RAND()-0.5)" office:value-type="float" office:value="2617.05070785052" calcext:value-type="float">
            <text:p>2617.0507078505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32])-1)" office:value-type="float" office:value="100231" calcext:value-type="float">
            <text:p>100231</text:p>
          </table:table-cell>
          <table:table-cell table:formula="of:=-150+170*[.C232]+750*(RAND()-0.5)" office:value-type="float" office:value="2064.5911921978" calcext:value-type="float">
            <text:p>2064.5911921978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3])-1)" office:value-type="float" office:value="100232" calcext:value-type="float">
            <text:p>100232</text:p>
          </table:table-cell>
          <table:table-cell table:formula="of:=-150+170*[.C233]+750*(RAND()-0.5)" office:value-type="float" office:value="536.729519574895" calcext:value-type="float">
            <text:p>536.729519574895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4])-1)" office:value-type="float" office:value="100233" calcext:value-type="float">
            <text:p>100233</text:p>
          </table:table-cell>
          <table:table-cell table:formula="of:=-150+170*[.C234]+750*(RAND()-0.5)" office:value-type="float" office:value="2138.68045691356" calcext:value-type="float">
            <text:p>2138.68045691356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5])-1)" office:value-type="float" office:value="100234" calcext:value-type="float">
            <text:p>100234</text:p>
          </table:table-cell>
          <table:table-cell table:formula="of:=-150+170*[.C235]+750*(RAND()-0.5)" office:value-type="float" office:value="1935.36317526327" calcext:value-type="float">
            <text:p>1935.3631752632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6])-1)" office:value-type="float" office:value="100235" calcext:value-type="float">
            <text:p>100235</text:p>
          </table:table-cell>
          <table:table-cell table:formula="of:=-150+170*[.C236]+750*(RAND()-0.5)" office:value-type="float" office:value="1785.43254178138" calcext:value-type="float">
            <text:p>1785.4325417813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7])-1)" office:value-type="float" office:value="100236" calcext:value-type="float">
            <text:p>100236</text:p>
          </table:table-cell>
          <table:table-cell table:formula="of:=-150+170*[.C237]+750*(RAND()-0.5)" office:value-type="float" office:value="3744.04388902136" calcext:value-type="float">
            <text:p>3744.04388902136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38])-1)" office:value-type="float" office:value="100237" calcext:value-type="float">
            <text:p>100237</text:p>
          </table:table-cell>
          <table:table-cell table:formula="of:=-150+170*[.C238]+750*(RAND()-0.5)" office:value-type="float" office:value="2436.79594771086" calcext:value-type="float">
            <text:p>2436.79594771086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39])-1)" office:value-type="float" office:value="100238" calcext:value-type="float">
            <text:p>100238</text:p>
          </table:table-cell>
          <table:table-cell table:formula="of:=-150+170*[.C239]+750*(RAND()-0.5)" office:value-type="float" office:value="569.507686820506" calcext:value-type="float">
            <text:p>569.507686820506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0])-1)" office:value-type="float" office:value="100239" calcext:value-type="float">
            <text:p>100239</text:p>
          </table:table-cell>
          <table:table-cell table:formula="of:=-150+170*[.C240]+750*(RAND()-0.5)" office:value-type="float" office:value="1200.4987302122" calcext:value-type="float">
            <text:p>1200.4987302122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1])-1)" office:value-type="float" office:value="100240" calcext:value-type="float">
            <text:p>100240</text:p>
          </table:table-cell>
          <table:table-cell table:formula="of:=-150+170*[.C241]+750*(RAND()-0.5)" office:value-type="float" office:value="2121.74511046619" calcext:value-type="float">
            <text:p>2121.74511046619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2])-1)" office:value-type="float" office:value="100241" calcext:value-type="float">
            <text:p>100241</text:p>
          </table:table-cell>
          <table:table-cell table:formula="of:=-150+170*[.C242]+750*(RAND()-0.5)" office:value-type="float" office:value="3073.64602560823" calcext:value-type="float">
            <text:p>3073.64602560823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3])-1)" office:value-type="float" office:value="100242" calcext:value-type="float">
            <text:p>100242</text:p>
          </table:table-cell>
          <table:table-cell table:formula="of:=-150+170*[.C243]+750*(RAND()-0.5)" office:value-type="float" office:value="-433.374617387" calcext:value-type="float">
            <text:p>-433.374617387</text:p>
          </table:table-cell>
          <table:table-cell table:formula="of:=ROUND(COM.MICROSOFT.NORM.INV(RAND();12;5))" office:value-type="float" office:value="0" calcext:value-type="float">
            <text:p>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4])-1)" office:value-type="float" office:value="100243" calcext:value-type="float">
            <text:p>100243</text:p>
          </table:table-cell>
          <table:table-cell table:formula="of:=-150+170*[.C244]+750*(RAND()-0.5)" office:value-type="float" office:value="3141.15866897868" calcext:value-type="float">
            <text:p>3141.15866897868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45])-1)" office:value-type="float" office:value="100244" calcext:value-type="float">
            <text:p>100244</text:p>
          </table:table-cell>
          <table:table-cell table:formula="of:=-150+170*[.C245]+750*(RAND()-0.5)" office:value-type="float" office:value="2831.78030145965" calcext:value-type="float">
            <text:p>2831.78030145965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6])-1)" office:value-type="float" office:value="100245" calcext:value-type="float">
            <text:p>100245</text:p>
          </table:table-cell>
          <table:table-cell table:formula="of:=-150+170*[.C246]+750*(RAND()-0.5)" office:value-type="float" office:value="3520.49435451874" calcext:value-type="float">
            <text:p>3520.49435451874</text:p>
          </table:table-cell>
          <table:table-cell table:formula="of:=ROUND(COM.MICROSOFT.NORM.INV(RAND();12;5))" office:value-type="float" office:value="22" calcext:value-type="float">
            <text:p>2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7])-1)" office:value-type="float" office:value="100246" calcext:value-type="float">
            <text:p>100246</text:p>
          </table:table-cell>
          <table:table-cell table:formula="of:=-150+170*[.C247]+750*(RAND()-0.5)" office:value-type="float" office:value="2956.73059456536" calcext:value-type="float">
            <text:p>2956.7305945653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48])-1)" office:value-type="float" office:value="100247" calcext:value-type="float">
            <text:p>100247</text:p>
          </table:table-cell>
          <table:table-cell table:formula="of:=-150+170*[.C248]+750*(RAND()-0.5)" office:value-type="float" office:value="2239.50518672129" calcext:value-type="float">
            <text:p>2239.50518672129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49])-1)" office:value-type="float" office:value="100248" calcext:value-type="float">
            <text:p>100248</text:p>
          </table:table-cell>
          <table:table-cell table:formula="of:=-150+170*[.C249]+750*(RAND()-0.5)" office:value-type="float" office:value="1575.30364068057" calcext:value-type="float">
            <text:p>1575.30364068057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50])-1)" office:value-type="float" office:value="100249" calcext:value-type="float">
            <text:p>100249</text:p>
          </table:table-cell>
          <table:table-cell table:formula="of:=-150+170*[.C250]+750*(RAND()-0.5)" office:value-type="float" office:value="1248.63287410288" calcext:value-type="float">
            <text:p>1248.6328741028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1])-1)" office:value-type="float" office:value="100250" calcext:value-type="float">
            <text:p>100250</text:p>
          </table:table-cell>
          <table:table-cell table:formula="of:=-150+170*[.C251]+750*(RAND()-0.5)" office:value-type="float" office:value="2320.27654930421" calcext:value-type="float">
            <text:p>2320.27654930421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2])-1)" office:value-type="float" office:value="100251" calcext:value-type="float">
            <text:p>100251</text:p>
          </table:table-cell>
          <table:table-cell table:formula="of:=-150+170*[.C252]+750*(RAND()-0.5)" office:value-type="float" office:value="2034.98582202821" calcext:value-type="float">
            <text:p>2034.9858220282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3])-1)" office:value-type="float" office:value="100252" calcext:value-type="float">
            <text:p>100252</text:p>
          </table:table-cell>
          <table:table-cell table:formula="of:=-150+170*[.C253]+750*(RAND()-0.5)" office:value-type="float" office:value="2295.84721699627" calcext:value-type="float">
            <text:p>2295.84721699627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4])-1)" office:value-type="float" office:value="100253" calcext:value-type="float">
            <text:p>100253</text:p>
          </table:table-cell>
          <table:table-cell table:formula="of:=-150+170*[.C254]+750*(RAND()-0.5)" office:value-type="float" office:value="2796.06228935356" calcext:value-type="float">
            <text:p>2796.06228935356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5])-1)" office:value-type="float" office:value="100254" calcext:value-type="float">
            <text:p>100254</text:p>
          </table:table-cell>
          <table:table-cell table:formula="of:=-150+170*[.C255]+750*(RAND()-0.5)" office:value-type="float" office:value="2379.28778834797" calcext:value-type="float">
            <text:p>2379.2877883479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56])-1)" office:value-type="float" office:value="100255" calcext:value-type="float">
            <text:p>100255</text:p>
          </table:table-cell>
          <table:table-cell table:formula="of:=-150+170*[.C256]+750*(RAND()-0.5)" office:value-type="float" office:value="2138.92353884228" calcext:value-type="float">
            <text:p>2138.92353884228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7])-1)" office:value-type="float" office:value="100256" calcext:value-type="float">
            <text:p>100256</text:p>
          </table:table-cell>
          <table:table-cell table:formula="of:=-150+170*[.C257]+750*(RAND()-0.5)" office:value-type="float" office:value="940.643164740026" calcext:value-type="float">
            <text:p>940.643164740026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8])-1)" office:value-type="float" office:value="100257" calcext:value-type="float">
            <text:p>100257</text:p>
          </table:table-cell>
          <table:table-cell table:formula="of:=-150+170*[.C258]+750*(RAND()-0.5)" office:value-type="float" office:value="3116.68672620685" calcext:value-type="float">
            <text:p>3116.68672620685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59])-1)" office:value-type="float" office:value="100258" calcext:value-type="float">
            <text:p>100258</text:p>
          </table:table-cell>
          <table:table-cell table:formula="of:=-150+170*[.C259]+750*(RAND()-0.5)" office:value-type="float" office:value="1907.22106730577" calcext:value-type="float">
            <text:p>1907.22106730577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60])-1)" office:value-type="float" office:value="100259" calcext:value-type="float">
            <text:p>100259</text:p>
          </table:table-cell>
          <table:table-cell table:formula="of:=-150+170*[.C260]+750*(RAND()-0.5)" office:value-type="float" office:value="3767.38042417497" calcext:value-type="float">
            <text:p>3767.38042417497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1])-1)" office:value-type="float" office:value="100260" calcext:value-type="float">
            <text:p>100260</text:p>
          </table:table-cell>
          <table:table-cell table:formula="of:=-150+170*[.C261]+750*(RAND()-0.5)" office:value-type="float" office:value="1978.30572521563" calcext:value-type="float">
            <text:p>1978.3057252156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2])-1)" office:value-type="float" office:value="100261" calcext:value-type="float">
            <text:p>100261</text:p>
          </table:table-cell>
          <table:table-cell table:formula="of:=-150+170*[.C262]+750*(RAND()-0.5)" office:value-type="float" office:value="2277.33923639385" calcext:value-type="float">
            <text:p>2277.33923639385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3])-1)" office:value-type="float" office:value="100262" calcext:value-type="float">
            <text:p>100262</text:p>
          </table:table-cell>
          <table:table-cell table:formula="of:=-150+170*[.C263]+750*(RAND()-0.5)" office:value-type="float" office:value="1874.51219050984" calcext:value-type="float">
            <text:p>1874.5121905098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4])-1)" office:value-type="float" office:value="100263" calcext:value-type="float">
            <text:p>100263</text:p>
          </table:table-cell>
          <table:table-cell table:formula="of:=-150+170*[.C264]+750*(RAND()-0.5)" office:value-type="float" office:value="1284.15540058199" calcext:value-type="float">
            <text:p>1284.15540058199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5])-1)" office:value-type="float" office:value="100264" calcext:value-type="float">
            <text:p>100264</text:p>
          </table:table-cell>
          <table:table-cell table:formula="of:=-150+170*[.C265]+750*(RAND()-0.5)" office:value-type="float" office:value="3586.37712390384" calcext:value-type="float">
            <text:p>3586.37712390384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6])-1)" office:value-type="float" office:value="100265" calcext:value-type="float">
            <text:p>100265</text:p>
          </table:table-cell>
          <table:table-cell table:formula="of:=-150+170*[.C266]+750*(RAND()-0.5)" office:value-type="float" office:value="2739.53873360711" calcext:value-type="float">
            <text:p>2739.53873360711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7])-1)" office:value-type="float" office:value="100266" calcext:value-type="float">
            <text:p>100266</text:p>
          </table:table-cell>
          <table:table-cell table:formula="of:=-150+170*[.C267]+750*(RAND()-0.5)" office:value-type="float" office:value="973.853470678861" calcext:value-type="float">
            <text:p>973.853470678861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8])-1)" office:value-type="float" office:value="100267" calcext:value-type="float">
            <text:p>100267</text:p>
          </table:table-cell>
          <table:table-cell table:formula="of:=-150+170*[.C268]+750*(RAND()-0.5)" office:value-type="float" office:value="1047.44566798855" calcext:value-type="float">
            <text:p>1047.44566798855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69])-1)" office:value-type="float" office:value="100268" calcext:value-type="float">
            <text:p>100268</text:p>
          </table:table-cell>
          <table:table-cell table:formula="of:=-150+170*[.C269]+750*(RAND()-0.5)" office:value-type="float" office:value="922.263233029391" calcext:value-type="float">
            <text:p>922.263233029391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0])-1)" office:value-type="float" office:value="100269" calcext:value-type="float">
            <text:p>100269</text:p>
          </table:table-cell>
          <table:table-cell table:formula="of:=-150+170*[.C270]+750*(RAND()-0.5)" office:value-type="float" office:value="1858.44831113849" calcext:value-type="float">
            <text:p>1858.44831113849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71])-1)" office:value-type="float" office:value="100270" calcext:value-type="float">
            <text:p>100270</text:p>
          </table:table-cell>
          <table:table-cell table:formula="of:=-150+170*[.C271]+750*(RAND()-0.5)" office:value-type="float" office:value="2172.78634291557" calcext:value-type="float">
            <text:p>2172.78634291557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72])-1)" office:value-type="float" office:value="100271" calcext:value-type="float">
            <text:p>100271</text:p>
          </table:table-cell>
          <table:table-cell table:formula="of:=-150+170*[.C272]+750*(RAND()-0.5)" office:value-type="float" office:value="3614.28201522727" calcext:value-type="float">
            <text:p>3614.28201522727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3])-1)" office:value-type="float" office:value="100272" calcext:value-type="float">
            <text:p>100272</text:p>
          </table:table-cell>
          <table:table-cell table:formula="of:=-150+170*[.C273]+750*(RAND()-0.5)" office:value-type="float" office:value="1278.13976057756" calcext:value-type="float">
            <text:p>1278.13976057756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4])-1)" office:value-type="float" office:value="100273" calcext:value-type="float">
            <text:p>100273</text:p>
          </table:table-cell>
          <table:table-cell table:formula="of:=-150+170*[.C274]+750*(RAND()-0.5)" office:value-type="float" office:value="2739.35854176751" calcext:value-type="float">
            <text:p>2739.35854176751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75])-1)" office:value-type="float" office:value="100274" calcext:value-type="float">
            <text:p>100274</text:p>
          </table:table-cell>
          <table:table-cell table:formula="of:=-150+170*[.C275]+750*(RAND()-0.5)" office:value-type="float" office:value="1399.92598390857" calcext:value-type="float">
            <text:p>1399.92598390857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6])-1)" office:value-type="float" office:value="100275" calcext:value-type="float">
            <text:p>100275</text:p>
          </table:table-cell>
          <table:table-cell table:formula="of:=-150+170*[.C276]+750*(RAND()-0.5)" office:value-type="float" office:value="2358.65239286103" calcext:value-type="float">
            <text:p>2358.65239286103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77])-1)" office:value-type="float" office:value="100276" calcext:value-type="float">
            <text:p>100276</text:p>
          </table:table-cell>
          <table:table-cell table:formula="of:=-150+170*[.C277]+750*(RAND()-0.5)" office:value-type="float" office:value="904.968591238024" calcext:value-type="float">
            <text:p>904.968591238024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78])-1)" office:value-type="float" office:value="100277" calcext:value-type="float">
            <text:p>100277</text:p>
          </table:table-cell>
          <table:table-cell table:formula="of:=-150+170*[.C278]+750*(RAND()-0.5)" office:value-type="float" office:value="3019.23244127041" calcext:value-type="float">
            <text:p>3019.23244127041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79])-1)" office:value-type="float" office:value="100278" calcext:value-type="float">
            <text:p>100278</text:p>
          </table:table-cell>
          <table:table-cell table:formula="of:=-150+170*[.C279]+750*(RAND()-0.5)" office:value-type="float" office:value="3118.90323060688" calcext:value-type="float">
            <text:p>3118.90323060688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0])-1)" office:value-type="float" office:value="100279" calcext:value-type="float">
            <text:p>100279</text:p>
          </table:table-cell>
          <table:table-cell table:formula="of:=-150+170*[.C280]+750*(RAND()-0.5)" office:value-type="float" office:value="1125.29745956726" calcext:value-type="float">
            <text:p>1125.2974595672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81])-1)" office:value-type="float" office:value="100280" calcext:value-type="float">
            <text:p>100280</text:p>
          </table:table-cell>
          <table:table-cell table:formula="of:=-150+170*[.C281]+750*(RAND()-0.5)" office:value-type="float" office:value="2614.5741435866" calcext:value-type="float">
            <text:p>2614.5741435866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2])-1)" office:value-type="float" office:value="100281" calcext:value-type="float">
            <text:p>100281</text:p>
          </table:table-cell>
          <table:table-cell table:formula="of:=-150+170*[.C282]+750*(RAND()-0.5)" office:value-type="float" office:value="2876.15428306275" calcext:value-type="float">
            <text:p>2876.15428306275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83])-1)" office:value-type="float" office:value="100282" calcext:value-type="float">
            <text:p>100282</text:p>
          </table:table-cell>
          <table:table-cell table:formula="of:=-150+170*[.C283]+750*(RAND()-0.5)" office:value-type="float" office:value="2665.37486376237" calcext:value-type="float">
            <text:p>2665.37486376237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4])-1)" office:value-type="float" office:value="100283" calcext:value-type="float">
            <text:p>100283</text:p>
          </table:table-cell>
          <table:table-cell table:formula="of:=-150+170*[.C284]+750*(RAND()-0.5)" office:value-type="float" office:value="2493.29327628061" calcext:value-type="float">
            <text:p>2493.2932762806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85])-1)" office:value-type="float" office:value="100284" calcext:value-type="float">
            <text:p>100284</text:p>
          </table:table-cell>
          <table:table-cell table:formula="of:=-150+170*[.C285]+750*(RAND()-0.5)" office:value-type="float" office:value="1859.67239171235" calcext:value-type="float">
            <text:p>1859.6723917123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86])-1)" office:value-type="float" office:value="100285" calcext:value-type="float">
            <text:p>100285</text:p>
          </table:table-cell>
          <table:table-cell table:formula="of:=-150+170*[.C286]+750*(RAND()-0.5)" office:value-type="float" office:value="1302.98877282197" calcext:value-type="float">
            <text:p>1302.98877282197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7])-1)" office:value-type="float" office:value="100286" calcext:value-type="float">
            <text:p>100286</text:p>
          </table:table-cell>
          <table:table-cell table:formula="of:=-150+170*[.C287]+750*(RAND()-0.5)" office:value-type="float" office:value="1712.64933630126" calcext:value-type="float">
            <text:p>1712.64933630126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8])-1)" office:value-type="float" office:value="100287" calcext:value-type="float">
            <text:p>100287</text:p>
          </table:table-cell>
          <table:table-cell table:formula="of:=-150+170*[.C288]+750*(RAND()-0.5)" office:value-type="float" office:value="1322.03513896956" calcext:value-type="float">
            <text:p>1322.03513896956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89])-1)" office:value-type="float" office:value="100288" calcext:value-type="float">
            <text:p>100288</text:p>
          </table:table-cell>
          <table:table-cell table:formula="of:=-150+170*[.C289]+750*(RAND()-0.5)" office:value-type="float" office:value="2762.90542805156" calcext:value-type="float">
            <text:p>2762.9054280515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90])-1)" office:value-type="float" office:value="100289" calcext:value-type="float">
            <text:p>100289</text:p>
          </table:table-cell>
          <table:table-cell table:formula="of:=-150+170*[.C290]+750*(RAND()-0.5)" office:value-type="float" office:value="1991.95161425164" calcext:value-type="float">
            <text:p>1991.95161425164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1])-1)" office:value-type="float" office:value="100290" calcext:value-type="float">
            <text:p>100290</text:p>
          </table:table-cell>
          <table:table-cell table:formula="of:=-150+170*[.C291]+750*(RAND()-0.5)" office:value-type="float" office:value="1992.52056069631" calcext:value-type="float">
            <text:p>1992.52056069631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2])-1)" office:value-type="float" office:value="100291" calcext:value-type="float">
            <text:p>100291</text:p>
          </table:table-cell>
          <table:table-cell table:formula="of:=-150+170*[.C292]+750*(RAND()-0.5)" office:value-type="float" office:value="1672.07628004406" calcext:value-type="float">
            <text:p>1672.07628004406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93])-1)" office:value-type="float" office:value="100292" calcext:value-type="float">
            <text:p>100292</text:p>
          </table:table-cell>
          <table:table-cell table:formula="of:=-150+170*[.C293]+750*(RAND()-0.5)" office:value-type="float" office:value="1458.91890497162" calcext:value-type="float">
            <text:p>1458.91890497162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294])-1)" office:value-type="float" office:value="100293" calcext:value-type="float">
            <text:p>100293</text:p>
          </table:table-cell>
          <table:table-cell table:formula="of:=-150+170*[.C294]+750*(RAND()-0.5)" office:value-type="float" office:value="2486.71031027302" calcext:value-type="float">
            <text:p>2486.71031027302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5])-1)" office:value-type="float" office:value="100294" calcext:value-type="float">
            <text:p>100294</text:p>
          </table:table-cell>
          <table:table-cell table:formula="of:=-150+170*[.C295]+750*(RAND()-0.5)" office:value-type="float" office:value="2388.14891631751" calcext:value-type="float">
            <text:p>2388.14891631751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6])-1)" office:value-type="float" office:value="100295" calcext:value-type="float">
            <text:p>100295</text:p>
          </table:table-cell>
          <table:table-cell table:formula="of:=-150+170*[.C296]+750*(RAND()-0.5)" office:value-type="float" office:value="2320.14453257179" calcext:value-type="float">
            <text:p>2320.14453257179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7])-1)" office:value-type="float" office:value="100296" calcext:value-type="float">
            <text:p>100296</text:p>
          </table:table-cell>
          <table:table-cell table:formula="of:=-150+170*[.C297]+750*(RAND()-0.5)" office:value-type="float" office:value="2335.41003149357" calcext:value-type="float">
            <text:p>2335.41003149357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8])-1)" office:value-type="float" office:value="100297" calcext:value-type="float">
            <text:p>100297</text:p>
          </table:table-cell>
          <table:table-cell table:formula="of:=-150+170*[.C298]+750*(RAND()-0.5)" office:value-type="float" office:value="2149.62526825686" calcext:value-type="float">
            <text:p>2149.62526825686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299])-1)" office:value-type="float" office:value="100298" calcext:value-type="float">
            <text:p>100298</text:p>
          </table:table-cell>
          <table:table-cell table:formula="of:=-150+170*[.C299]+750*(RAND()-0.5)" office:value-type="float" office:value="188.080642393129" calcext:value-type="float">
            <text:p>188.080642393129</text:p>
          </table:table-cell>
          <table:table-cell table:formula="of:=ROUND(COM.MICROSOFT.NORM.INV(RAND();12;5))" office:value-type="float" office:value="3" calcext:value-type="float">
            <text:p>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00])-1)" office:value-type="float" office:value="100299" calcext:value-type="float">
            <text:p>100299</text:p>
          </table:table-cell>
          <table:table-cell table:formula="of:=-150+170*[.C300]+750*(RAND()-0.5)" office:value-type="float" office:value="661.811456011793" calcext:value-type="float">
            <text:p>661.811456011793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1])-1)" office:value-type="float" office:value="100300" calcext:value-type="float">
            <text:p>100300</text:p>
          </table:table-cell>
          <table:table-cell table:formula="of:=-150+170*[.C301]+750*(RAND()-0.5)" office:value-type="float" office:value="2736.90738068332" calcext:value-type="float">
            <text:p>2736.9073806833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2])-1)" office:value-type="float" office:value="100301" calcext:value-type="float">
            <text:p>100301</text:p>
          </table:table-cell>
          <table:table-cell table:formula="of:=-150+170*[.C302]+750*(RAND()-0.5)" office:value-type="float" office:value="531.743267436087" calcext:value-type="float">
            <text:p>531.743267436087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3])-1)" office:value-type="float" office:value="100302" calcext:value-type="float">
            <text:p>100302</text:p>
          </table:table-cell>
          <table:table-cell table:formula="of:=-150+170*[.C303]+750*(RAND()-0.5)" office:value-type="float" office:value="2305.71368573423" calcext:value-type="float">
            <text:p>2305.71368573423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4])-1)" office:value-type="float" office:value="100303" calcext:value-type="float">
            <text:p>100303</text:p>
          </table:table-cell>
          <table:table-cell table:formula="of:=-150+170*[.C304]+750*(RAND()-0.5)" office:value-type="float" office:value="1001.03182560111" calcext:value-type="float">
            <text:p>1001.0318256011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5])-1)" office:value-type="float" office:value="100304" calcext:value-type="float">
            <text:p>100304</text:p>
          </table:table-cell>
          <table:table-cell table:formula="of:=-150+170*[.C305]+750*(RAND()-0.5)" office:value-type="float" office:value="2888.31815575982" calcext:value-type="float">
            <text:p>2888.3181557598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6])-1)" office:value-type="float" office:value="100305" calcext:value-type="float">
            <text:p>100305</text:p>
          </table:table-cell>
          <table:table-cell table:formula="of:=-150+170*[.C306]+750*(RAND()-0.5)" office:value-type="float" office:value="2673.00254225862" calcext:value-type="float">
            <text:p>2673.00254225862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7])-1)" office:value-type="float" office:value="100306" calcext:value-type="float">
            <text:p>100306</text:p>
          </table:table-cell>
          <table:table-cell table:formula="of:=-150+170*[.C307]+750*(RAND()-0.5)" office:value-type="float" office:value="3116.63359480306" calcext:value-type="float">
            <text:p>3116.63359480306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08])-1)" office:value-type="float" office:value="100307" calcext:value-type="float">
            <text:p>100307</text:p>
          </table:table-cell>
          <table:table-cell table:formula="of:=-150+170*[.C308]+750*(RAND()-0.5)" office:value-type="float" office:value="1266.41573387805" calcext:value-type="float">
            <text:p>1266.41573387805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09])-1)" office:value-type="float" office:value="100308" calcext:value-type="float">
            <text:p>100308</text:p>
          </table:table-cell>
          <table:table-cell table:formula="of:=-150+170*[.C309]+750*(RAND()-0.5)" office:value-type="float" office:value="1972.38559895566" calcext:value-type="float">
            <text:p>1972.38559895566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0])-1)" office:value-type="float" office:value="100309" calcext:value-type="float">
            <text:p>100309</text:p>
          </table:table-cell>
          <table:table-cell table:formula="of:=-150+170*[.C310]+750*(RAND()-0.5)" office:value-type="float" office:value="3074.38141771278" calcext:value-type="float">
            <text:p>3074.38141771278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1])-1)" office:value-type="float" office:value="100310" calcext:value-type="float">
            <text:p>100310</text:p>
          </table:table-cell>
          <table:table-cell table:formula="of:=-150+170*[.C311]+750*(RAND()-0.5)" office:value-type="float" office:value="2032.81151953728" calcext:value-type="float">
            <text:p>2032.81151953728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2])-1)" office:value-type="float" office:value="100311" calcext:value-type="float">
            <text:p>100311</text:p>
          </table:table-cell>
          <table:table-cell table:formula="of:=-150+170*[.C312]+750*(RAND()-0.5)" office:value-type="float" office:value="1501.04064538128" calcext:value-type="float">
            <text:p>1501.0406453812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3])-1)" office:value-type="float" office:value="100312" calcext:value-type="float">
            <text:p>100312</text:p>
          </table:table-cell>
          <table:table-cell table:formula="of:=-150+170*[.C313]+750*(RAND()-0.5)" office:value-type="float" office:value="2428.9760130958" calcext:value-type="float">
            <text:p>2428.9760130958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14])-1)" office:value-type="float" office:value="100313" calcext:value-type="float">
            <text:p>100313</text:p>
          </table:table-cell>
          <table:table-cell table:formula="of:=-150+170*[.C314]+750*(RAND()-0.5)" office:value-type="float" office:value="2692.35148010426" calcext:value-type="float">
            <text:p>2692.3514801042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5])-1)" office:value-type="float" office:value="100314" calcext:value-type="float">
            <text:p>100314</text:p>
          </table:table-cell>
          <table:table-cell table:formula="of:=-150+170*[.C315]+750*(RAND()-0.5)" office:value-type="float" office:value="736.639960508887" calcext:value-type="float">
            <text:p>736.639960508887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6])-1)" office:value-type="float" office:value="100315" calcext:value-type="float">
            <text:p>100315</text:p>
          </table:table-cell>
          <table:table-cell table:formula="of:=-150+170*[.C316]+750*(RAND()-0.5)" office:value-type="float" office:value="2272.69425986704" calcext:value-type="float">
            <text:p>2272.69425986704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7])-1)" office:value-type="float" office:value="100316" calcext:value-type="float">
            <text:p>100316</text:p>
          </table:table-cell>
          <table:table-cell table:formula="of:=-150+170*[.C317]+750*(RAND()-0.5)" office:value-type="float" office:value="3477.83495865433" calcext:value-type="float">
            <text:p>3477.83495865433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18])-1)" office:value-type="float" office:value="100317" calcext:value-type="float">
            <text:p>100317</text:p>
          </table:table-cell>
          <table:table-cell table:formula="of:=-150+170*[.C318]+750*(RAND()-0.5)" office:value-type="float" office:value="1578.86584323198" calcext:value-type="float">
            <text:p>1578.8658432319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19])-1)" office:value-type="float" office:value="100318" calcext:value-type="float">
            <text:p>100318</text:p>
          </table:table-cell>
          <table:table-cell table:formula="of:=-150+170*[.C319]+750*(RAND()-0.5)" office:value-type="float" office:value="2570.33109438411" calcext:value-type="float">
            <text:p>2570.3310943841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20])-1)" office:value-type="float" office:value="100319" calcext:value-type="float">
            <text:p>100319</text:p>
          </table:table-cell>
          <table:table-cell table:formula="of:=-150+170*[.C320]+750*(RAND()-0.5)" office:value-type="float" office:value="2316.70585878687" calcext:value-type="float">
            <text:p>2316.70585878687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1])-1)" office:value-type="float" office:value="100320" calcext:value-type="float">
            <text:p>100320</text:p>
          </table:table-cell>
          <table:table-cell table:formula="of:=-150+170*[.C321]+750*(RAND()-0.5)" office:value-type="float" office:value="454.10536983244" calcext:value-type="float">
            <text:p>454.10536983244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2])-1)" office:value-type="float" office:value="100321" calcext:value-type="float">
            <text:p>100321</text:p>
          </table:table-cell>
          <table:table-cell table:formula="of:=-150+170*[.C322]+750*(RAND()-0.5)" office:value-type="float" office:value="1934.00995038378" calcext:value-type="float">
            <text:p>1934.00995038378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3])-1)" office:value-type="float" office:value="100322" calcext:value-type="float">
            <text:p>100322</text:p>
          </table:table-cell>
          <table:table-cell table:formula="of:=-150+170*[.C323]+750*(RAND()-0.5)" office:value-type="float" office:value="298.922306015167" calcext:value-type="float">
            <text:p>298.922306015167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24])-1)" office:value-type="float" office:value="100323" calcext:value-type="float">
            <text:p>100323</text:p>
          </table:table-cell>
          <table:table-cell table:formula="of:=-150+170*[.C324]+750*(RAND()-0.5)" office:value-type="float" office:value="2785.85069422391" calcext:value-type="float">
            <text:p>2785.85069422391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25])-1)" office:value-type="float" office:value="100324" calcext:value-type="float">
            <text:p>100324</text:p>
          </table:table-cell>
          <table:table-cell table:formula="of:=-150+170*[.C325]+750*(RAND()-0.5)" office:value-type="float" office:value="1786.76264379357" calcext:value-type="float">
            <text:p>1786.7626437935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6])-1)" office:value-type="float" office:value="100325" calcext:value-type="float">
            <text:p>100325</text:p>
          </table:table-cell>
          <table:table-cell table:formula="of:=-150+170*[.C326]+750*(RAND()-0.5)" office:value-type="float" office:value="1071.79117354788" calcext:value-type="float">
            <text:p>1071.79117354788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27])-1)" office:value-type="float" office:value="100326" calcext:value-type="float">
            <text:p>100326</text:p>
          </table:table-cell>
          <table:table-cell table:formula="of:=-150+170*[.C327]+750*(RAND()-0.5)" office:value-type="float" office:value="695.03662512282" calcext:value-type="float">
            <text:p>695.03662512282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28])-1)" office:value-type="float" office:value="100327" calcext:value-type="float">
            <text:p>100327</text:p>
          </table:table-cell>
          <table:table-cell table:formula="of:=-150+170*[.C328]+750*(RAND()-0.5)" office:value-type="float" office:value="1044.07298299985" calcext:value-type="float">
            <text:p>1044.07298299985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29])-1)" office:value-type="float" office:value="100328" calcext:value-type="float">
            <text:p>100328</text:p>
          </table:table-cell>
          <table:table-cell table:formula="of:=-150+170*[.C329]+750*(RAND()-0.5)" office:value-type="float" office:value="2561.82122428343" calcext:value-type="float">
            <text:p>2561.82122428343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30])-1)" office:value-type="float" office:value="100329" calcext:value-type="float">
            <text:p>100329</text:p>
          </table:table-cell>
          <table:table-cell table:formula="of:=-150+170*[.C330]+750*(RAND()-0.5)" office:value-type="float" office:value="1550.42437039636" calcext:value-type="float">
            <text:p>1550.42437039636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1])-1)" office:value-type="float" office:value="100330" calcext:value-type="float">
            <text:p>100330</text:p>
          </table:table-cell>
          <table:table-cell table:formula="of:=-150+170*[.C331]+750*(RAND()-0.5)" office:value-type="float" office:value="2545.64930425734" calcext:value-type="float">
            <text:p>2545.64930425734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32])-1)" office:value-type="float" office:value="100331" calcext:value-type="float">
            <text:p>100331</text:p>
          </table:table-cell>
          <table:table-cell table:formula="of:=-150+170*[.C332]+750*(RAND()-0.5)" office:value-type="float" office:value="1696.81989994155" calcext:value-type="float">
            <text:p>1696.8198999415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3])-1)" office:value-type="float" office:value="100332" calcext:value-type="float">
            <text:p>100332</text:p>
          </table:table-cell>
          <table:table-cell table:formula="of:=-150+170*[.C333]+750*(RAND()-0.5)" office:value-type="float" office:value="2726.15501638273" calcext:value-type="float">
            <text:p>2726.15501638273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4])-1)" office:value-type="float" office:value="100333" calcext:value-type="float">
            <text:p>100333</text:p>
          </table:table-cell>
          <table:table-cell table:formula="of:=-150+170*[.C334]+750*(RAND()-0.5)" office:value-type="float" office:value="1531.70145821327" calcext:value-type="float">
            <text:p>1531.7014582132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5])-1)" office:value-type="float" office:value="100334" calcext:value-type="float">
            <text:p>100334</text:p>
          </table:table-cell>
          <table:table-cell table:formula="of:=-150+170*[.C335]+750*(RAND()-0.5)" office:value-type="float" office:value="148.862929916408" calcext:value-type="float">
            <text:p>148.862929916408</text:p>
          </table:table-cell>
          <table:table-cell table:formula="of:=ROUND(COM.MICROSOFT.NORM.INV(RAND();12;5))" office:value-type="float" office:value="1" calcext:value-type="float">
            <text:p>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36])-1)" office:value-type="float" office:value="100335" calcext:value-type="float">
            <text:p>100335</text:p>
          </table:table-cell>
          <table:table-cell table:formula="of:=-150+170*[.C336]+750*(RAND()-0.5)" office:value-type="float" office:value="2566.81010427953" calcext:value-type="float">
            <text:p>2566.81010427953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37])-1)" office:value-type="float" office:value="100336" calcext:value-type="float">
            <text:p>100336</text:p>
          </table:table-cell>
          <table:table-cell table:formula="of:=-150+170*[.C337]+750*(RAND()-0.5)" office:value-type="float" office:value="804.581216039973" calcext:value-type="float">
            <text:p>804.581216039973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38])-1)" office:value-type="float" office:value="100337" calcext:value-type="float">
            <text:p>100337</text:p>
          </table:table-cell>
          <table:table-cell table:formula="of:=-150+170*[.C338]+750*(RAND()-0.5)" office:value-type="float" office:value="1307.11521043723" calcext:value-type="float">
            <text:p>1307.11521043723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39])-1)" office:value-type="float" office:value="100338" calcext:value-type="float">
            <text:p>100338</text:p>
          </table:table-cell>
          <table:table-cell table:formula="of:=-150+170*[.C339]+750*(RAND()-0.5)" office:value-type="float" office:value="1453.37215343539" calcext:value-type="float">
            <text:p>1453.3721534353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0])-1)" office:value-type="float" office:value="100339" calcext:value-type="float">
            <text:p>100339</text:p>
          </table:table-cell>
          <table:table-cell table:formula="of:=-150+170*[.C340]+750*(RAND()-0.5)" office:value-type="float" office:value="3419.2940859214" calcext:value-type="float">
            <text:p>3419.2940859214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1])-1)" office:value-type="float" office:value="100340" calcext:value-type="float">
            <text:p>100340</text:p>
          </table:table-cell>
          <table:table-cell table:formula="of:=-150+170*[.C341]+750*(RAND()-0.5)" office:value-type="float" office:value="2595.07201350096" calcext:value-type="float">
            <text:p>2595.07201350096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2])-1)" office:value-type="float" office:value="100341" calcext:value-type="float">
            <text:p>100341</text:p>
          </table:table-cell>
          <table:table-cell table:formula="of:=-150+170*[.C342]+750*(RAND()-0.5)" office:value-type="float" office:value="2206.43754678756" calcext:value-type="float">
            <text:p>2206.43754678756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3])-1)" office:value-type="float" office:value="100342" calcext:value-type="float">
            <text:p>100342</text:p>
          </table:table-cell>
          <table:table-cell table:formula="of:=-150+170*[.C343]+750*(RAND()-0.5)" office:value-type="float" office:value="498.044646758415" calcext:value-type="float">
            <text:p>498.044646758415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44])-1)" office:value-type="float" office:value="100343" calcext:value-type="float">
            <text:p>100343</text:p>
          </table:table-cell>
          <table:table-cell table:formula="of:=-150+170*[.C344]+750*(RAND()-0.5)" office:value-type="float" office:value="3111.37685833158" calcext:value-type="float">
            <text:p>3111.37685833158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45])-1)" office:value-type="float" office:value="100344" calcext:value-type="float">
            <text:p>100344</text:p>
          </table:table-cell>
          <table:table-cell table:formula="of:=-150+170*[.C345]+750*(RAND()-0.5)" office:value-type="float" office:value="1291.91225164829" calcext:value-type="float">
            <text:p>1291.91225164829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46])-1)" office:value-type="float" office:value="100345" calcext:value-type="float">
            <text:p>100345</text:p>
          </table:table-cell>
          <table:table-cell table:formula="of:=-150+170*[.C346]+750*(RAND()-0.5)" office:value-type="float" office:value="1545.89677500451" calcext:value-type="float">
            <text:p>1545.89677500451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47])-1)" office:value-type="float" office:value="100346" calcext:value-type="float">
            <text:p>100346</text:p>
          </table:table-cell>
          <table:table-cell table:formula="of:=-150+170*[.C347]+750*(RAND()-0.5)" office:value-type="float" office:value="3267.16824316049" calcext:value-type="float">
            <text:p>3267.16824316049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48])-1)" office:value-type="float" office:value="100347" calcext:value-type="float">
            <text:p>100347</text:p>
          </table:table-cell>
          <table:table-cell table:formula="of:=-150+170*[.C348]+750*(RAND()-0.5)" office:value-type="float" office:value="1036.41624431457" calcext:value-type="float">
            <text:p>1036.41624431457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49])-1)" office:value-type="float" office:value="100348" calcext:value-type="float">
            <text:p>100348</text:p>
          </table:table-cell>
          <table:table-cell table:formula="of:=-150+170*[.C349]+750*(RAND()-0.5)" office:value-type="float" office:value="1732.1383207615" calcext:value-type="float">
            <text:p>1732.1383207615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0])-1)" office:value-type="float" office:value="100349" calcext:value-type="float">
            <text:p>100349</text:p>
          </table:table-cell>
          <table:table-cell table:formula="of:=-150+170*[.C350]+750*(RAND()-0.5)" office:value-type="float" office:value="1322.65401695294" calcext:value-type="float">
            <text:p>1322.65401695294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1])-1)" office:value-type="float" office:value="100350" calcext:value-type="float">
            <text:p>100350</text:p>
          </table:table-cell>
          <table:table-cell table:formula="of:=-150+170*[.C351]+750*(RAND()-0.5)" office:value-type="float" office:value="1457.70786772943" calcext:value-type="float">
            <text:p>1457.70786772943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52])-1)" office:value-type="float" office:value="100351" calcext:value-type="float">
            <text:p>100351</text:p>
          </table:table-cell>
          <table:table-cell table:formula="of:=-150+170*[.C352]+750*(RAND()-0.5)" office:value-type="float" office:value="1376.03274801359" calcext:value-type="float">
            <text:p>1376.0327480135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53])-1)" office:value-type="float" office:value="100352" calcext:value-type="float">
            <text:p>100352</text:p>
          </table:table-cell>
          <table:table-cell table:formula="of:=-150+170*[.C353]+750*(RAND()-0.5)" office:value-type="float" office:value="35.8258549061961" calcext:value-type="float">
            <text:p>35.8258549061961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4])-1)" office:value-type="float" office:value="100353" calcext:value-type="float">
            <text:p>100353</text:p>
          </table:table-cell>
          <table:table-cell table:formula="of:=-150+170*[.C354]+750*(RAND()-0.5)" office:value-type="float" office:value="2250.61501339378" calcext:value-type="float">
            <text:p>2250.61501339378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5])-1)" office:value-type="float" office:value="100354" calcext:value-type="float">
            <text:p>100354</text:p>
          </table:table-cell>
          <table:table-cell table:formula="of:=-150+170*[.C355]+750*(RAND()-0.5)" office:value-type="float" office:value="2518.29338061336" calcext:value-type="float">
            <text:p>2518.29338061336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56])-1)" office:value-type="float" office:value="100355" calcext:value-type="float">
            <text:p>100355</text:p>
          </table:table-cell>
          <table:table-cell table:formula="of:=-150+170*[.C356]+750*(RAND()-0.5)" office:value-type="float" office:value="1360.14560469106" calcext:value-type="float">
            <text:p>1360.1456046910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57])-1)" office:value-type="float" office:value="100356" calcext:value-type="float">
            <text:p>100356</text:p>
          </table:table-cell>
          <table:table-cell table:formula="of:=-150+170*[.C357]+750*(RAND()-0.5)" office:value-type="float" office:value="2920.46197669905" calcext:value-type="float">
            <text:p>2920.46197669905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58])-1)" office:value-type="float" office:value="100357" calcext:value-type="float">
            <text:p>100357</text:p>
          </table:table-cell>
          <table:table-cell table:formula="of:=-150+170*[.C358]+750*(RAND()-0.5)" office:value-type="float" office:value="2587.44306160635" calcext:value-type="float">
            <text:p>2587.4430616063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59])-1)" office:value-type="float" office:value="100358" calcext:value-type="float">
            <text:p>100358</text:p>
          </table:table-cell>
          <table:table-cell table:formula="of:=-150+170*[.C359]+750*(RAND()-0.5)" office:value-type="float" office:value="1268.00992887899" calcext:value-type="float">
            <text:p>1268.00992887899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0])-1)" office:value-type="float" office:value="100359" calcext:value-type="float">
            <text:p>100359</text:p>
          </table:table-cell>
          <table:table-cell table:formula="of:=-150+170*[.C360]+750*(RAND()-0.5)" office:value-type="float" office:value="1205.89730045988" calcext:value-type="float">
            <text:p>1205.89730045988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1])-1)" office:value-type="float" office:value="100360" calcext:value-type="float">
            <text:p>100360</text:p>
          </table:table-cell>
          <table:table-cell table:formula="of:=-150+170*[.C361]+750*(RAND()-0.5)" office:value-type="float" office:value="1109.70133811201" calcext:value-type="float">
            <text:p>1109.70133811201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62])-1)" office:value-type="float" office:value="100361" calcext:value-type="float">
            <text:p>100361</text:p>
          </table:table-cell>
          <table:table-cell table:formula="of:=-150+170*[.C362]+750*(RAND()-0.5)" office:value-type="float" office:value="1108.9327506468" calcext:value-type="float">
            <text:p>1108.932750646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63])-1)" office:value-type="float" office:value="100362" calcext:value-type="float">
            <text:p>100362</text:p>
          </table:table-cell>
          <table:table-cell table:formula="of:=-150+170*[.C363]+750*(RAND()-0.5)" office:value-type="float" office:value="1689.12000796572" calcext:value-type="float">
            <text:p>1689.1200079657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64])-1)" office:value-type="float" office:value="100363" calcext:value-type="float">
            <text:p>100363</text:p>
          </table:table-cell>
          <table:table-cell table:formula="of:=-150+170*[.C364]+750*(RAND()-0.5)" office:value-type="float" office:value="706.481201319046" calcext:value-type="float">
            <text:p>706.481201319046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5])-1)" office:value-type="float" office:value="100364" calcext:value-type="float">
            <text:p>100364</text:p>
          </table:table-cell>
          <table:table-cell table:formula="of:=-150+170*[.C365]+750*(RAND()-0.5)" office:value-type="float" office:value="232.855680773126" calcext:value-type="float">
            <text:p>232.855680773126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6])-1)" office:value-type="float" office:value="100365" calcext:value-type="float">
            <text:p>100365</text:p>
          </table:table-cell>
          <table:table-cell table:formula="of:=-150+170*[.C366]+750*(RAND()-0.5)" office:value-type="float" office:value="2763.8955266903" calcext:value-type="float">
            <text:p>2763.8955266903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67])-1)" office:value-type="float" office:value="100366" calcext:value-type="float">
            <text:p>100366</text:p>
          </table:table-cell>
          <table:table-cell table:formula="of:=-150+170*[.C367]+750*(RAND()-0.5)" office:value-type="float" office:value="2727.72589227447" calcext:value-type="float">
            <text:p>2727.72589227447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8])-1)" office:value-type="float" office:value="100367" calcext:value-type="float">
            <text:p>100367</text:p>
          </table:table-cell>
          <table:table-cell table:formula="of:=-150+170*[.C368]+750*(RAND()-0.5)" office:value-type="float" office:value="2519.16504371422" calcext:value-type="float">
            <text:p>2519.1650437142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69])-1)" office:value-type="float" office:value="100368" calcext:value-type="float">
            <text:p>100368</text:p>
          </table:table-cell>
          <table:table-cell table:formula="of:=-150+170*[.C369]+750*(RAND()-0.5)" office:value-type="float" office:value="1073.78449883856" calcext:value-type="float">
            <text:p>1073.78449883856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70])-1)" office:value-type="float" office:value="100369" calcext:value-type="float">
            <text:p>100369</text:p>
          </table:table-cell>
          <table:table-cell table:formula="of:=-150+170*[.C370]+750*(RAND()-0.5)" office:value-type="float" office:value="2780.12829621493" calcext:value-type="float">
            <text:p>2780.12829621493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1])-1)" office:value-type="float" office:value="100370" calcext:value-type="float">
            <text:p>100370</text:p>
          </table:table-cell>
          <table:table-cell table:formula="of:=-150+170*[.C371]+750*(RAND()-0.5)" office:value-type="float" office:value="1864.08146978302" calcext:value-type="float">
            <text:p>1864.08146978302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2])-1)" office:value-type="float" office:value="100371" calcext:value-type="float">
            <text:p>100371</text:p>
          </table:table-cell>
          <table:table-cell table:formula="of:=-150+170*[.C372]+750*(RAND()-0.5)" office:value-type="float" office:value="1413.55158960346" calcext:value-type="float">
            <text:p>1413.55158960346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3])-1)" office:value-type="float" office:value="100372" calcext:value-type="float">
            <text:p>100372</text:p>
          </table:table-cell>
          <table:table-cell table:formula="of:=-150+170*[.C373]+750*(RAND()-0.5)" office:value-type="float" office:value="850.563472855555" calcext:value-type="float">
            <text:p>850.563472855555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74])-1)" office:value-type="float" office:value="100373" calcext:value-type="float">
            <text:p>100373</text:p>
          </table:table-cell>
          <table:table-cell table:formula="of:=-150+170*[.C374]+750*(RAND()-0.5)" office:value-type="float" office:value="804.443283579251" calcext:value-type="float">
            <text:p>804.44328357925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5])-1)" office:value-type="float" office:value="100374" calcext:value-type="float">
            <text:p>100374</text:p>
          </table:table-cell>
          <table:table-cell table:formula="of:=-150+170*[.C375]+750*(RAND()-0.5)" office:value-type="float" office:value="2114.49600527643" calcext:value-type="float">
            <text:p>2114.49600527643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76])-1)" office:value-type="float" office:value="100375" calcext:value-type="float">
            <text:p>100375</text:p>
          </table:table-cell>
          <table:table-cell table:formula="of:=-150+170*[.C376]+750*(RAND()-0.5)" office:value-type="float" office:value="2680.36752257728" calcext:value-type="float">
            <text:p>2680.36752257728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7])-1)" office:value-type="float" office:value="100376" calcext:value-type="float">
            <text:p>100376</text:p>
          </table:table-cell>
          <table:table-cell table:formula="of:=-150+170*[.C377]+750*(RAND()-0.5)" office:value-type="float" office:value="1698.65925971646" calcext:value-type="float">
            <text:p>1698.65925971646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78])-1)" office:value-type="float" office:value="100377" calcext:value-type="float">
            <text:p>100377</text:p>
          </table:table-cell>
          <table:table-cell table:formula="of:=-150+170*[.C378]+750*(RAND()-0.5)" office:value-type="float" office:value="2578.4430873662" calcext:value-type="float">
            <text:p>2578.4430873662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79])-1)" office:value-type="float" office:value="100378" calcext:value-type="float">
            <text:p>100378</text:p>
          </table:table-cell>
          <table:table-cell table:formula="of:=-150+170*[.C379]+750*(RAND()-0.5)" office:value-type="float" office:value="3574.24708426575" calcext:value-type="float">
            <text:p>3574.24708426575</text:p>
          </table:table-cell>
          <table:table-cell table:formula="of:=ROUND(COM.MICROSOFT.NORM.INV(RAND();12;5))" office:value-type="float" office:value="22" calcext:value-type="float">
            <text:p>2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0])-1)" office:value-type="float" office:value="100379" calcext:value-type="float">
            <text:p>100379</text:p>
          </table:table-cell>
          <table:table-cell table:formula="of:=-150+170*[.C380]+750*(RAND()-0.5)" office:value-type="float" office:value="2056.21023442655" calcext:value-type="float">
            <text:p>2056.21023442655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1])-1)" office:value-type="float" office:value="100380" calcext:value-type="float">
            <text:p>100380</text:p>
          </table:table-cell>
          <table:table-cell table:formula="of:=-150+170*[.C381]+750*(RAND()-0.5)" office:value-type="float" office:value="1544.82801309513" calcext:value-type="float">
            <text:p>1544.82801309513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82])-1)" office:value-type="float" office:value="100381" calcext:value-type="float">
            <text:p>100381</text:p>
          </table:table-cell>
          <table:table-cell table:formula="of:=-150+170*[.C382]+750*(RAND()-0.5)" office:value-type="float" office:value="2252.94230789382" calcext:value-type="float">
            <text:p>2252.9423078938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3])-1)" office:value-type="float" office:value="100382" calcext:value-type="float">
            <text:p>100382</text:p>
          </table:table-cell>
          <table:table-cell table:formula="of:=-150+170*[.C383]+750*(RAND()-0.5)" office:value-type="float" office:value="332.311119979362" calcext:value-type="float">
            <text:p>332.311119979362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84])-1)" office:value-type="float" office:value="100383" calcext:value-type="float">
            <text:p>100383</text:p>
          </table:table-cell>
          <table:table-cell table:formula="of:=-150+170*[.C384]+750*(RAND()-0.5)" office:value-type="float" office:value="3637.68122252066" calcext:value-type="float">
            <text:p>3637.68122252066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5])-1)" office:value-type="float" office:value="100384" calcext:value-type="float">
            <text:p>100384</text:p>
          </table:table-cell>
          <table:table-cell table:formula="of:=-150+170*[.C385]+750*(RAND()-0.5)" office:value-type="float" office:value="1597.28783865792" calcext:value-type="float">
            <text:p>1597.2878386579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6])-1)" office:value-type="float" office:value="100385" calcext:value-type="float">
            <text:p>100385</text:p>
          </table:table-cell>
          <table:table-cell table:formula="of:=-150+170*[.C386]+750*(RAND()-0.5)" office:value-type="float" office:value="2847.98181098161" calcext:value-type="float">
            <text:p>2847.98181098161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7])-1)" office:value-type="float" office:value="100386" calcext:value-type="float">
            <text:p>100386</text:p>
          </table:table-cell>
          <table:table-cell table:formula="of:=-150+170*[.C387]+750*(RAND()-0.5)" office:value-type="float" office:value="2702.78577249438" calcext:value-type="float">
            <text:p>2702.78577249438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88])-1)" office:value-type="float" office:value="100387" calcext:value-type="float">
            <text:p>100387</text:p>
          </table:table-cell>
          <table:table-cell table:formula="of:=-150+170*[.C388]+750*(RAND()-0.5)" office:value-type="float" office:value="3280.91738040687" calcext:value-type="float">
            <text:p>3280.91738040687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89])-1)" office:value-type="float" office:value="100388" calcext:value-type="float">
            <text:p>100388</text:p>
          </table:table-cell>
          <table:table-cell table:formula="of:=-150+170*[.C389]+750*(RAND()-0.5)" office:value-type="float" office:value="2585.55771266848" calcext:value-type="float">
            <text:p>2585.55771266848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90])-1)" office:value-type="float" office:value="100389" calcext:value-type="float">
            <text:p>100389</text:p>
          </table:table-cell>
          <table:table-cell table:formula="of:=-150+170*[.C390]+750*(RAND()-0.5)" office:value-type="float" office:value="886.701534077626" calcext:value-type="float">
            <text:p>886.701534077626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1])-1)" office:value-type="float" office:value="100390" calcext:value-type="float">
            <text:p>100390</text:p>
          </table:table-cell>
          <table:table-cell table:formula="of:=-150+170*[.C391]+750*(RAND()-0.5)" office:value-type="float" office:value="585.900409052453" calcext:value-type="float">
            <text:p>585.900409052453</text:p>
          </table:table-cell>
          <table:table-cell table:formula="of:=ROUND(COM.MICROSOFT.NORM.INV(RAND();12;5))" office:value-type="float" office:value="3" calcext:value-type="float">
            <text:p>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2])-1)" office:value-type="float" office:value="100391" calcext:value-type="float">
            <text:p>100391</text:p>
          </table:table-cell>
          <table:table-cell table:formula="of:=-150+170*[.C392]+750*(RAND()-0.5)" office:value-type="float" office:value="2187.17455309771" calcext:value-type="float">
            <text:p>2187.17455309771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3])-1)" office:value-type="float" office:value="100392" calcext:value-type="float">
            <text:p>100392</text:p>
          </table:table-cell>
          <table:table-cell table:formula="of:=-150+170*[.C393]+750*(RAND()-0.5)" office:value-type="float" office:value="1652.79468428894" calcext:value-type="float">
            <text:p>1652.79468428894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4])-1)" office:value-type="float" office:value="100393" calcext:value-type="float">
            <text:p>100393</text:p>
          </table:table-cell>
          <table:table-cell table:formula="of:=-150+170*[.C394]+750*(RAND()-0.5)" office:value-type="float" office:value="2253.52089299735" calcext:value-type="float">
            <text:p>2253.52089299735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95])-1)" office:value-type="float" office:value="100394" calcext:value-type="float">
            <text:p>100394</text:p>
          </table:table-cell>
          <table:table-cell table:formula="of:=-150+170*[.C395]+750*(RAND()-0.5)" office:value-type="float" office:value="3033.03892109018" calcext:value-type="float">
            <text:p>3033.03892109018</text:p>
          </table:table-cell>
          <table:table-cell table:formula="of:=ROUND(COM.MICROSOFT.NORM.INV(RAND();12;5))" office:value-type="float" office:value="20" calcext:value-type="float">
            <text:p>2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6])-1)" office:value-type="float" office:value="100395" calcext:value-type="float">
            <text:p>100395</text:p>
          </table:table-cell>
          <table:table-cell table:formula="of:=-150+170*[.C396]+750*(RAND()-0.5)" office:value-type="float" office:value="780.80140338487" calcext:value-type="float">
            <text:p>780.80140338487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397])-1)" office:value-type="float" office:value="100396" calcext:value-type="float">
            <text:p>100396</text:p>
          </table:table-cell>
          <table:table-cell table:formula="of:=-150+170*[.C397]+750*(RAND()-0.5)" office:value-type="float" office:value="919.75790907986" calcext:value-type="float">
            <text:p>919.75790907986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98])-1)" office:value-type="float" office:value="100397" calcext:value-type="float">
            <text:p>100397</text:p>
          </table:table-cell>
          <table:table-cell table:formula="of:=-150+170*[.C398]+750*(RAND()-0.5)" office:value-type="float" office:value="1694.84944636962" calcext:value-type="float">
            <text:p>1694.8494463696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399])-1)" office:value-type="float" office:value="100398" calcext:value-type="float">
            <text:p>100398</text:p>
          </table:table-cell>
          <table:table-cell table:formula="of:=-150+170*[.C399]+750*(RAND()-0.5)" office:value-type="float" office:value="1113.66660666511" calcext:value-type="float">
            <text:p>1113.6666066651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0])-1)" office:value-type="float" office:value="100399" calcext:value-type="float">
            <text:p>100399</text:p>
          </table:table-cell>
          <table:table-cell table:formula="of:=-150+170*[.C400]+750*(RAND()-0.5)" office:value-type="float" office:value="764.627901612618" calcext:value-type="float">
            <text:p>764.627901612618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1])-1)" office:value-type="float" office:value="100400" calcext:value-type="float">
            <text:p>100400</text:p>
          </table:table-cell>
          <table:table-cell table:formula="of:=-150+170*[.C401]+750*(RAND()-0.5)" office:value-type="float" office:value="1440.02981034838" calcext:value-type="float">
            <text:p>1440.0298103483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2])-1)" office:value-type="float" office:value="100401" calcext:value-type="float">
            <text:p>100401</text:p>
          </table:table-cell>
          <table:table-cell table:formula="of:=-150+170*[.C402]+750*(RAND()-0.5)" office:value-type="float" office:value="2973.33314243071" calcext:value-type="float">
            <text:p>2973.33314243071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03])-1)" office:value-type="float" office:value="100402" calcext:value-type="float">
            <text:p>100402</text:p>
          </table:table-cell>
          <table:table-cell table:formula="of:=-150+170*[.C403]+750*(RAND()-0.5)" office:value-type="float" office:value="2723.28694512915" calcext:value-type="float">
            <text:p>2723.28694512915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4])-1)" office:value-type="float" office:value="100403" calcext:value-type="float">
            <text:p>100403</text:p>
          </table:table-cell>
          <table:table-cell table:formula="of:=-150+170*[.C404]+750*(RAND()-0.5)" office:value-type="float" office:value="2481.21053753916" calcext:value-type="float">
            <text:p>2481.21053753916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5])-1)" office:value-type="float" office:value="100404" calcext:value-type="float">
            <text:p>100404</text:p>
          </table:table-cell>
          <table:table-cell table:formula="of:=-150+170*[.C405]+750*(RAND()-0.5)" office:value-type="float" office:value="2365.11940737439" calcext:value-type="float">
            <text:p>2365.11940737439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06])-1)" office:value-type="float" office:value="100405" calcext:value-type="float">
            <text:p>100405</text:p>
          </table:table-cell>
          <table:table-cell table:formula="of:=-150+170*[.C406]+750*(RAND()-0.5)" office:value-type="float" office:value="2354.99559781111" calcext:value-type="float">
            <text:p>2354.9955978111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07])-1)" office:value-type="float" office:value="100406" calcext:value-type="float">
            <text:p>100406</text:p>
          </table:table-cell>
          <table:table-cell table:formula="of:=-150+170*[.C407]+750*(RAND()-0.5)" office:value-type="float" office:value="2221.09353616692" calcext:value-type="float">
            <text:p>2221.09353616692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08])-1)" office:value-type="float" office:value="100407" calcext:value-type="float">
            <text:p>100407</text:p>
          </table:table-cell>
          <table:table-cell table:formula="of:=-150+170*[.C408]+750*(RAND()-0.5)" office:value-type="float" office:value="1365.56043090307" calcext:value-type="float">
            <text:p>1365.56043090307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09])-1)" office:value-type="float" office:value="100408" calcext:value-type="float">
            <text:p>100408</text:p>
          </table:table-cell>
          <table:table-cell table:formula="of:=-150+170*[.C409]+750*(RAND()-0.5)" office:value-type="float" office:value="404.52843501739" calcext:value-type="float">
            <text:p>404.52843501739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10])-1)" office:value-type="float" office:value="100409" calcext:value-type="float">
            <text:p>100409</text:p>
          </table:table-cell>
          <table:table-cell table:formula="of:=-150+170*[.C410]+750*(RAND()-0.5)" office:value-type="float" office:value="1534.12325744806" calcext:value-type="float">
            <text:p>1534.12325744806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1])-1)" office:value-type="float" office:value="100410" calcext:value-type="float">
            <text:p>100410</text:p>
          </table:table-cell>
          <table:table-cell table:formula="of:=-150+170*[.C411]+750*(RAND()-0.5)" office:value-type="float" office:value="2777.20667171812" calcext:value-type="float">
            <text:p>2777.20667171812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2])-1)" office:value-type="float" office:value="100411" calcext:value-type="float">
            <text:p>100411</text:p>
          </table:table-cell>
          <table:table-cell table:formula="of:=-150+170*[.C412]+750*(RAND()-0.5)" office:value-type="float" office:value="2894.82468283991" calcext:value-type="float">
            <text:p>2894.82468283991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3])-1)" office:value-type="float" office:value="100412" calcext:value-type="float">
            <text:p>100412</text:p>
          </table:table-cell>
          <table:table-cell table:formula="of:=-150+170*[.C413]+750*(RAND()-0.5)" office:value-type="float" office:value="1856.70091295422" calcext:value-type="float">
            <text:p>1856.70091295422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14])-1)" office:value-type="float" office:value="100413" calcext:value-type="float">
            <text:p>100413</text:p>
          </table:table-cell>
          <table:table-cell table:formula="of:=-150+170*[.C414]+750*(RAND()-0.5)" office:value-type="float" office:value="-73.8969101277781" calcext:value-type="float">
            <text:p>-73.8969101277781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15])-1)" office:value-type="float" office:value="100414" calcext:value-type="float">
            <text:p>100414</text:p>
          </table:table-cell>
          <table:table-cell table:formula="of:=-150+170*[.C415]+750*(RAND()-0.5)" office:value-type="float" office:value="2741.23783681755" calcext:value-type="float">
            <text:p>2741.23783681755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6])-1)" office:value-type="float" office:value="100415" calcext:value-type="float">
            <text:p>100415</text:p>
          </table:table-cell>
          <table:table-cell table:formula="of:=-150+170*[.C416]+750*(RAND()-0.5)" office:value-type="float" office:value="1672.95971192955" calcext:value-type="float">
            <text:p>1672.9597119295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7])-1)" office:value-type="float" office:value="100416" calcext:value-type="float">
            <text:p>100416</text:p>
          </table:table-cell>
          <table:table-cell table:formula="of:=-150+170*[.C417]+750*(RAND()-0.5)" office:value-type="float" office:value="823.6405098937" calcext:value-type="float">
            <text:p>823.6405098937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18])-1)" office:value-type="float" office:value="100417" calcext:value-type="float">
            <text:p>100417</text:p>
          </table:table-cell>
          <table:table-cell table:formula="of:=-150+170*[.C418]+750*(RAND()-0.5)" office:value-type="float" office:value="2496.91134697895" calcext:value-type="float">
            <text:p>2496.9113469789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19])-1)" office:value-type="float" office:value="100418" calcext:value-type="float">
            <text:p>100418</text:p>
          </table:table-cell>
          <table:table-cell table:formula="of:=-150+170*[.C419]+750*(RAND()-0.5)" office:value-type="float" office:value="2980.77173499182" calcext:value-type="float">
            <text:p>2980.77173499182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0])-1)" office:value-type="float" office:value="100419" calcext:value-type="float">
            <text:p>100419</text:p>
          </table:table-cell>
          <table:table-cell table:formula="of:=-150+170*[.C420]+750*(RAND()-0.5)" office:value-type="float" office:value="1241.97156526473" calcext:value-type="float">
            <text:p>1241.97156526473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1])-1)" office:value-type="float" office:value="100420" calcext:value-type="float">
            <text:p>100420</text:p>
          </table:table-cell>
          <table:table-cell table:formula="of:=-150+170*[.C421]+750*(RAND()-0.5)" office:value-type="float" office:value="1481.29144236498" calcext:value-type="float">
            <text:p>1481.2914423649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2])-1)" office:value-type="float" office:value="100421" calcext:value-type="float">
            <text:p>100421</text:p>
          </table:table-cell>
          <table:table-cell table:formula="of:=-150+170*[.C422]+750*(RAND()-0.5)" office:value-type="float" office:value="3365.16592862202" calcext:value-type="float">
            <text:p>3365.16592862202</text:p>
          </table:table-cell>
          <table:table-cell table:formula="of:=ROUND(COM.MICROSOFT.NORM.INV(RAND();12;5))" office:value-type="float" office:value="21" calcext:value-type="float">
            <text:p>2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23])-1)" office:value-type="float" office:value="100422" calcext:value-type="float">
            <text:p>100422</text:p>
          </table:table-cell>
          <table:table-cell table:formula="of:=-150+170*[.C423]+750*(RAND()-0.5)" office:value-type="float" office:value="1805.63860540293" calcext:value-type="float">
            <text:p>1805.63860540293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24])-1)" office:value-type="float" office:value="100423" calcext:value-type="float">
            <text:p>100423</text:p>
          </table:table-cell>
          <table:table-cell table:formula="of:=-150+170*[.C424]+750*(RAND()-0.5)" office:value-type="float" office:value="1154.96302541228" calcext:value-type="float">
            <text:p>1154.96302541228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25])-1)" office:value-type="float" office:value="100424" calcext:value-type="float">
            <text:p>100424</text:p>
          </table:table-cell>
          <table:table-cell table:formula="of:=-150+170*[.C425]+750*(RAND()-0.5)" office:value-type="float" office:value="710.012015425136" calcext:value-type="float">
            <text:p>710.012015425136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26])-1)" office:value-type="float" office:value="100425" calcext:value-type="float">
            <text:p>100425</text:p>
          </table:table-cell>
          <table:table-cell table:formula="of:=-150+170*[.C426]+750*(RAND()-0.5)" office:value-type="float" office:value="987.187863403051" calcext:value-type="float">
            <text:p>987.18786340305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27])-1)" office:value-type="float" office:value="100426" calcext:value-type="float">
            <text:p>100426</text:p>
          </table:table-cell>
          <table:table-cell table:formula="of:=-150+170*[.C427]+750*(RAND()-0.5)" office:value-type="float" office:value="1507.82000459657" calcext:value-type="float">
            <text:p>1507.82000459657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8])-1)" office:value-type="float" office:value="100427" calcext:value-type="float">
            <text:p>100427</text:p>
          </table:table-cell>
          <table:table-cell table:formula="of:=-150+170*[.C428]+750*(RAND()-0.5)" office:value-type="float" office:value="2563.95302410823" calcext:value-type="float">
            <text:p>2563.9530241082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29])-1)" office:value-type="float" office:value="100428" calcext:value-type="float">
            <text:p>100428</text:p>
          </table:table-cell>
          <table:table-cell table:formula="of:=-150+170*[.C429]+750*(RAND()-0.5)" office:value-type="float" office:value="2435.84541099858" calcext:value-type="float">
            <text:p>2435.84541099858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30])-1)" office:value-type="float" office:value="100429" calcext:value-type="float">
            <text:p>100429</text:p>
          </table:table-cell>
          <table:table-cell table:formula="of:=-150+170*[.C430]+750*(RAND()-0.5)" office:value-type="float" office:value="2122.52772087275" calcext:value-type="float">
            <text:p>2122.52772087275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31])-1)" office:value-type="float" office:value="100430" calcext:value-type="float">
            <text:p>100430</text:p>
          </table:table-cell>
          <table:table-cell table:formula="of:=-150+170*[.C431]+750*(RAND()-0.5)" office:value-type="float" office:value="2074.42602715134" calcext:value-type="float">
            <text:p>2074.42602715134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2])-1)" office:value-type="float" office:value="100431" calcext:value-type="float">
            <text:p>100431</text:p>
          </table:table-cell>
          <table:table-cell table:formula="of:=-150+170*[.C432]+750*(RAND()-0.5)" office:value-type="float" office:value="1141.92716500792" calcext:value-type="float">
            <text:p>1141.92716500792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3])-1)" office:value-type="float" office:value="100432" calcext:value-type="float">
            <text:p>100432</text:p>
          </table:table-cell>
          <table:table-cell table:formula="of:=-150+170*[.C433]+750*(RAND()-0.5)" office:value-type="float" office:value="2381.61983059933" calcext:value-type="float">
            <text:p>2381.6198305993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4])-1)" office:value-type="float" office:value="100433" calcext:value-type="float">
            <text:p>100433</text:p>
          </table:table-cell>
          <table:table-cell table:formula="of:=-150+170*[.C434]+750*(RAND()-0.5)" office:value-type="float" office:value="1907.25729778302" calcext:value-type="float">
            <text:p>1907.25729778302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5])-1)" office:value-type="float" office:value="100434" calcext:value-type="float">
            <text:p>100434</text:p>
          </table:table-cell>
          <table:table-cell table:formula="of:=-150+170*[.C435]+750*(RAND()-0.5)" office:value-type="float" office:value="600.124332815903" calcext:value-type="float">
            <text:p>600.124332815903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36])-1)" office:value-type="float" office:value="100435" calcext:value-type="float">
            <text:p>100435</text:p>
          </table:table-cell>
          <table:table-cell table:formula="of:=-150+170*[.C436]+750*(RAND()-0.5)" office:value-type="float" office:value="1584.86419436629" calcext:value-type="float">
            <text:p>1584.86419436629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7])-1)" office:value-type="float" office:value="100436" calcext:value-type="float">
            <text:p>100436</text:p>
          </table:table-cell>
          <table:table-cell table:formula="of:=-150+170*[.C437]+750*(RAND()-0.5)" office:value-type="float" office:value="1560.54084238012" calcext:value-type="float">
            <text:p>1560.54084238012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8])-1)" office:value-type="float" office:value="100437" calcext:value-type="float">
            <text:p>100437</text:p>
          </table:table-cell>
          <table:table-cell table:formula="of:=-150+170*[.C438]+750*(RAND()-0.5)" office:value-type="float" office:value="2480.32971539869" calcext:value-type="float">
            <text:p>2480.32971539869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39])-1)" office:value-type="float" office:value="100438" calcext:value-type="float">
            <text:p>100438</text:p>
          </table:table-cell>
          <table:table-cell table:formula="of:=-150+170*[.C439]+750*(RAND()-0.5)" office:value-type="float" office:value="1990.20005989907" calcext:value-type="float">
            <text:p>1990.2000598990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40])-1)" office:value-type="float" office:value="100439" calcext:value-type="float">
            <text:p>100439</text:p>
          </table:table-cell>
          <table:table-cell table:formula="of:=-150+170*[.C440]+750*(RAND()-0.5)" office:value-type="float" office:value="1025.5794701457" calcext:value-type="float">
            <text:p>1025.5794701457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1])-1)" office:value-type="float" office:value="100440" calcext:value-type="float">
            <text:p>100440</text:p>
          </table:table-cell>
          <table:table-cell table:formula="of:=-150+170*[.C441]+750*(RAND()-0.5)" office:value-type="float" office:value="2563.70670597684" calcext:value-type="float">
            <text:p>2563.70670597684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42])-1)" office:value-type="float" office:value="100441" calcext:value-type="float">
            <text:p>100441</text:p>
          </table:table-cell>
          <table:table-cell table:formula="of:=-150+170*[.C442]+750*(RAND()-0.5)" office:value-type="float" office:value="1557.73276961929" calcext:value-type="float">
            <text:p>1557.7327696192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43])-1)" office:value-type="float" office:value="100442" calcext:value-type="float">
            <text:p>100442</text:p>
          </table:table-cell>
          <table:table-cell table:formula="of:=-150+170*[.C443]+750*(RAND()-0.5)" office:value-type="float" office:value="2826.57705759769" calcext:value-type="float">
            <text:p>2826.57705759769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4])-1)" office:value-type="float" office:value="100443" calcext:value-type="float">
            <text:p>100443</text:p>
          </table:table-cell>
          <table:table-cell table:formula="of:=-150+170*[.C444]+750*(RAND()-0.5)" office:value-type="float" office:value="2905.07625814764" calcext:value-type="float">
            <text:p>2905.07625814764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5])-1)" office:value-type="float" office:value="100444" calcext:value-type="float">
            <text:p>100444</text:p>
          </table:table-cell>
          <table:table-cell table:formula="of:=-150+170*[.C445]+750*(RAND()-0.5)" office:value-type="float" office:value="2179.32141768936" calcext:value-type="float">
            <text:p>2179.32141768936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6])-1)" office:value-type="float" office:value="100445" calcext:value-type="float">
            <text:p>100445</text:p>
          </table:table-cell>
          <table:table-cell table:formula="of:=-150+170*[.C446]+750*(RAND()-0.5)" office:value-type="float" office:value="1169.72505743747" calcext:value-type="float">
            <text:p>1169.72505743747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7])-1)" office:value-type="float" office:value="100446" calcext:value-type="float">
            <text:p>100446</text:p>
          </table:table-cell>
          <table:table-cell table:formula="of:=-150+170*[.C447]+750*(RAND()-0.5)" office:value-type="float" office:value="3781.8981185411" calcext:value-type="float">
            <text:p>3781.8981185411</text:p>
          </table:table-cell>
          <table:table-cell table:formula="of:=ROUND(COM.MICROSOFT.NORM.INV(RAND();12;5))" office:value-type="float" office:value="22" calcext:value-type="float">
            <text:p>2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48])-1)" office:value-type="float" office:value="100447" calcext:value-type="float">
            <text:p>100447</text:p>
          </table:table-cell>
          <table:table-cell table:formula="of:=-150+170*[.C448]+750*(RAND()-0.5)" office:value-type="float" office:value="1848.27144708345" calcext:value-type="float">
            <text:p>1848.27144708345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49])-1)" office:value-type="float" office:value="100448" calcext:value-type="float">
            <text:p>100448</text:p>
          </table:table-cell>
          <table:table-cell table:formula="of:=-150+170*[.C449]+750*(RAND()-0.5)" office:value-type="float" office:value="2592.13068645111" calcext:value-type="float">
            <text:p>2592.13068645111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50])-1)" office:value-type="float" office:value="100449" calcext:value-type="float">
            <text:p>100449</text:p>
          </table:table-cell>
          <table:table-cell table:formula="of:=-150+170*[.C450]+750*(RAND()-0.5)" office:value-type="float" office:value="3996.1856087609" calcext:value-type="float">
            <text:p>3996.1856087609</text:p>
          </table:table-cell>
          <table:table-cell table:formula="of:=ROUND(COM.MICROSOFT.NORM.INV(RAND();12;5))" office:value-type="float" office:value="24" calcext:value-type="float">
            <text:p>2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51])-1)" office:value-type="float" office:value="100450" calcext:value-type="float">
            <text:p>100450</text:p>
          </table:table-cell>
          <table:table-cell table:formula="of:=-150+170*[.C451]+750*(RAND()-0.5)" office:value-type="float" office:value="1623.16153126497" calcext:value-type="float">
            <text:p>1623.16153126497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2])-1)" office:value-type="float" office:value="100451" calcext:value-type="float">
            <text:p>100451</text:p>
          </table:table-cell>
          <table:table-cell table:formula="of:=-150+170*[.C452]+750*(RAND()-0.5)" office:value-type="float" office:value="3207.59846270879" calcext:value-type="float">
            <text:p>3207.59846270879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3])-1)" office:value-type="float" office:value="100452" calcext:value-type="float">
            <text:p>100452</text:p>
          </table:table-cell>
          <table:table-cell table:formula="of:=-150+170*[.C453]+750*(RAND()-0.5)" office:value-type="float" office:value="1078.59004084021" calcext:value-type="float">
            <text:p>1078.59004084021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4])-1)" office:value-type="float" office:value="100453" calcext:value-type="float">
            <text:p>100453</text:p>
          </table:table-cell>
          <table:table-cell table:formula="of:=-150+170*[.C454]+750*(RAND()-0.5)" office:value-type="float" office:value="1407.25160021155" calcext:value-type="float">
            <text:p>1407.25160021155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5])-1)" office:value-type="float" office:value="100454" calcext:value-type="float">
            <text:p>100454</text:p>
          </table:table-cell>
          <table:table-cell table:formula="of:=-150+170*[.C455]+750*(RAND()-0.5)" office:value-type="float" office:value="978.61427022337" calcext:value-type="float">
            <text:p>978.61427022337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56])-1)" office:value-type="float" office:value="100455" calcext:value-type="float">
            <text:p>100455</text:p>
          </table:table-cell>
          <table:table-cell table:formula="of:=-150+170*[.C456]+750*(RAND()-0.5)" office:value-type="float" office:value="2566.48499001103" calcext:value-type="float">
            <text:p>2566.48499001103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57])-1)" office:value-type="float" office:value="100456" calcext:value-type="float">
            <text:p>100456</text:p>
          </table:table-cell>
          <table:table-cell table:formula="of:=-150+170*[.C457]+750*(RAND()-0.5)" office:value-type="float" office:value="1159.5969308184" calcext:value-type="float">
            <text:p>1159.5969308184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58])-1)" office:value-type="float" office:value="100457" calcext:value-type="float">
            <text:p>100457</text:p>
          </table:table-cell>
          <table:table-cell table:formula="of:=-150+170*[.C458]+750*(RAND()-0.5)" office:value-type="float" office:value="1875.57984011448" calcext:value-type="float">
            <text:p>1875.57984011448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59])-1)" office:value-type="float" office:value="100458" calcext:value-type="float">
            <text:p>100458</text:p>
          </table:table-cell>
          <table:table-cell table:formula="of:=-150+170*[.C459]+750*(RAND()-0.5)" office:value-type="float" office:value="1106.38125109383" calcext:value-type="float">
            <text:p>1106.38125109383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60])-1)" office:value-type="float" office:value="100459" calcext:value-type="float">
            <text:p>100459</text:p>
          </table:table-cell>
          <table:table-cell table:formula="of:=-150+170*[.C460]+750*(RAND()-0.5)" office:value-type="float" office:value="1362.80667380146" calcext:value-type="float">
            <text:p>1362.80667380146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1])-1)" office:value-type="float" office:value="100460" calcext:value-type="float">
            <text:p>100460</text:p>
          </table:table-cell>
          <table:table-cell table:formula="of:=-150+170*[.C461]+750*(RAND()-0.5)" office:value-type="float" office:value="1694.79902253104" calcext:value-type="float">
            <text:p>1694.79902253104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2])-1)" office:value-type="float" office:value="100461" calcext:value-type="float">
            <text:p>100461</text:p>
          </table:table-cell>
          <table:table-cell table:formula="of:=-150+170*[.C462]+750*(RAND()-0.5)" office:value-type="float" office:value="1445.08238015329" calcext:value-type="float">
            <text:p>1445.0823801532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63])-1)" office:value-type="float" office:value="100462" calcext:value-type="float">
            <text:p>100462</text:p>
          </table:table-cell>
          <table:table-cell table:formula="of:=-150+170*[.C463]+750*(RAND()-0.5)" office:value-type="float" office:value="2435.99435251728" calcext:value-type="float">
            <text:p>2435.99435251728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64])-1)" office:value-type="float" office:value="100463" calcext:value-type="float">
            <text:p>100463</text:p>
          </table:table-cell>
          <table:table-cell table:formula="of:=-150+170*[.C464]+750*(RAND()-0.5)" office:value-type="float" office:value="1532.56657205732" calcext:value-type="float">
            <text:p>1532.5665720573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65])-1)" office:value-type="float" office:value="100464" calcext:value-type="float">
            <text:p>100464</text:p>
          </table:table-cell>
          <table:table-cell table:formula="of:=-150+170*[.C465]+750*(RAND()-0.5)" office:value-type="float" office:value="2444.61584514401" calcext:value-type="float">
            <text:p>2444.61584514401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6])-1)" office:value-type="float" office:value="100465" calcext:value-type="float">
            <text:p>100465</text:p>
          </table:table-cell>
          <table:table-cell table:formula="of:=-150+170*[.C466]+750*(RAND()-0.5)" office:value-type="float" office:value="613.523348141824" calcext:value-type="float">
            <text:p>613.523348141824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7])-1)" office:value-type="float" office:value="100466" calcext:value-type="float">
            <text:p>100466</text:p>
          </table:table-cell>
          <table:table-cell table:formula="of:=-150+170*[.C467]+750*(RAND()-0.5)" office:value-type="float" office:value="1829.70882512707" calcext:value-type="float">
            <text:p>1829.70882512707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8])-1)" office:value-type="float" office:value="100467" calcext:value-type="float">
            <text:p>100467</text:p>
          </table:table-cell>
          <table:table-cell table:formula="of:=-150+170*[.C468]+750*(RAND()-0.5)" office:value-type="float" office:value="1829.21711092067" calcext:value-type="float">
            <text:p>1829.21711092067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69])-1)" office:value-type="float" office:value="100468" calcext:value-type="float">
            <text:p>100468</text:p>
          </table:table-cell>
          <table:table-cell table:formula="of:=-150+170*[.C469]+750*(RAND()-0.5)" office:value-type="float" office:value="1386.35360419822" calcext:value-type="float">
            <text:p>1386.35360419822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0])-1)" office:value-type="float" office:value="100469" calcext:value-type="float">
            <text:p>100469</text:p>
          </table:table-cell>
          <table:table-cell table:formula="of:=-150+170*[.C470]+750*(RAND()-0.5)" office:value-type="float" office:value="2658.94777941244" calcext:value-type="float">
            <text:p>2658.94777941244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1])-1)" office:value-type="float" office:value="100470" calcext:value-type="float">
            <text:p>100470</text:p>
          </table:table-cell>
          <table:table-cell table:formula="of:=-150+170*[.C471]+750*(RAND()-0.5)" office:value-type="float" office:value="718.860826130719" calcext:value-type="float">
            <text:p>718.860826130719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2])-1)" office:value-type="float" office:value="100471" calcext:value-type="float">
            <text:p>100471</text:p>
          </table:table-cell>
          <table:table-cell table:formula="of:=-150+170*[.C472]+750*(RAND()-0.5)" office:value-type="float" office:value="2714.62565973752" calcext:value-type="float">
            <text:p>2714.62565973752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3])-1)" office:value-type="float" office:value="100472" calcext:value-type="float">
            <text:p>100472</text:p>
          </table:table-cell>
          <table:table-cell table:formula="of:=-150+170*[.C473]+750*(RAND()-0.5)" office:value-type="float" office:value="1198.33621589858" calcext:value-type="float">
            <text:p>1198.33621589858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74])-1)" office:value-type="float" office:value="100473" calcext:value-type="float">
            <text:p>100473</text:p>
          </table:table-cell>
          <table:table-cell table:formula="of:=-150+170*[.C474]+750*(RAND()-0.5)" office:value-type="float" office:value="2161.98196968269" calcext:value-type="float">
            <text:p>2161.98196968269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5])-1)" office:value-type="float" office:value="100474" calcext:value-type="float">
            <text:p>100474</text:p>
          </table:table-cell>
          <table:table-cell table:formula="of:=-150+170*[.C475]+750*(RAND()-0.5)" office:value-type="float" office:value="536.219380751029" calcext:value-type="float">
            <text:p>536.219380751029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6])-1)" office:value-type="float" office:value="100475" calcext:value-type="float">
            <text:p>100475</text:p>
          </table:table-cell>
          <table:table-cell table:formula="of:=-150+170*[.C476]+750*(RAND()-0.5)" office:value-type="float" office:value="2760.92571723278" calcext:value-type="float">
            <text:p>2760.92571723278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77])-1)" office:value-type="float" office:value="100476" calcext:value-type="float">
            <text:p>100476</text:p>
          </table:table-cell>
          <table:table-cell table:formula="of:=-150+170*[.C477]+750*(RAND()-0.5)" office:value-type="float" office:value="2186.85183512675" calcext:value-type="float">
            <text:p>2186.85183512675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78])-1)" office:value-type="float" office:value="100477" calcext:value-type="float">
            <text:p>100477</text:p>
          </table:table-cell>
          <table:table-cell table:formula="of:=-150+170*[.C478]+750*(RAND()-0.5)" office:value-type="float" office:value="836.220020290339" calcext:value-type="float">
            <text:p>836.220020290339</text:p>
          </table:table-cell>
          <table:table-cell table:formula="of:=ROUND(COM.MICROSOFT.NORM.INV(RAND();12;5))" office:value-type="float" office:value="6" calcext:value-type="float">
            <text:p>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79])-1)" office:value-type="float" office:value="100478" calcext:value-type="float">
            <text:p>100478</text:p>
          </table:table-cell>
          <table:table-cell table:formula="of:=-150+170*[.C479]+750*(RAND()-0.5)" office:value-type="float" office:value="883.569204104501" calcext:value-type="float">
            <text:p>883.569204104501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80])-1)" office:value-type="float" office:value="100479" calcext:value-type="float">
            <text:p>100479</text:p>
          </table:table-cell>
          <table:table-cell table:formula="of:=-150+170*[.C480]+750*(RAND()-0.5)" office:value-type="float" office:value="2733.8082779966" calcext:value-type="float">
            <text:p>2733.8082779966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81])-1)" office:value-type="float" office:value="100480" calcext:value-type="float">
            <text:p>100480</text:p>
          </table:table-cell>
          <table:table-cell table:formula="of:=-150+170*[.C481]+750*(RAND()-0.5)" office:value-type="float" office:value="-317.160271451194" calcext:value-type="float">
            <text:p>-317.160271451194</text:p>
          </table:table-cell>
          <table:table-cell table:formula="of:=ROUND(COM.MICROSOFT.NORM.INV(RAND();12;5))" office:value-type="float" office:value="1" calcext:value-type="float">
            <text:p>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82])-1)" office:value-type="float" office:value="100481" calcext:value-type="float">
            <text:p>100481</text:p>
          </table:table-cell>
          <table:table-cell table:formula="of:=-150+170*[.C482]+750*(RAND()-0.5)" office:value-type="float" office:value="1682.01301651242" calcext:value-type="float">
            <text:p>1682.01301651242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3])-1)" office:value-type="float" office:value="100482" calcext:value-type="float">
            <text:p>100482</text:p>
          </table:table-cell>
          <table:table-cell table:formula="of:=-150+170*[.C483]+750*(RAND()-0.5)" office:value-type="float" office:value="2614.87157253167" calcext:value-type="float">
            <text:p>2614.87157253167</text:p>
          </table:table-cell>
          <table:table-cell table:formula="of:=ROUND(COM.MICROSOFT.NORM.INV(RAND();12;5))" office:value-type="float" office:value="15" calcext:value-type="float">
            <text:p>1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4])-1)" office:value-type="float" office:value="100483" calcext:value-type="float">
            <text:p>100483</text:p>
          </table:table-cell>
          <table:table-cell table:formula="of:=-150+170*[.C484]+750*(RAND()-0.5)" office:value-type="float" office:value="1363.55073457323" calcext:value-type="float">
            <text:p>1363.55073457323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85])-1)" office:value-type="float" office:value="100484" calcext:value-type="float">
            <text:p>100484</text:p>
          </table:table-cell>
          <table:table-cell table:formula="of:=-150+170*[.C485]+750*(RAND()-0.5)" office:value-type="float" office:value="525.840116938653" calcext:value-type="float">
            <text:p>525.840116938653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6])-1)" office:value-type="float" office:value="100485" calcext:value-type="float">
            <text:p>100485</text:p>
          </table:table-cell>
          <table:table-cell table:formula="of:=-150+170*[.C486]+750*(RAND()-0.5)" office:value-type="float" office:value="2396.05518658479" calcext:value-type="float">
            <text:p>2396.05518658479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7])-1)" office:value-type="float" office:value="100486" calcext:value-type="float">
            <text:p>100486</text:p>
          </table:table-cell>
          <table:table-cell table:formula="of:=-150+170*[.C487]+750*(RAND()-0.5)" office:value-type="float" office:value="1290.01982968552" calcext:value-type="float">
            <text:p>1290.01982968552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8])-1)" office:value-type="float" office:value="100487" calcext:value-type="float">
            <text:p>100487</text:p>
          </table:table-cell>
          <table:table-cell table:formula="of:=-150+170*[.C488]+750*(RAND()-0.5)" office:value-type="float" office:value="2078.34950703112" calcext:value-type="float">
            <text:p>2078.34950703112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89])-1)" office:value-type="float" office:value="100488" calcext:value-type="float">
            <text:p>100488</text:p>
          </table:table-cell>
          <table:table-cell table:formula="of:=-150+170*[.C489]+750*(RAND()-0.5)" office:value-type="float" office:value="1298.39980055127" calcext:value-type="float">
            <text:p>1298.39980055127</text:p>
          </table:table-cell>
          <table:table-cell table:formula="of:=ROUND(COM.MICROSOFT.NORM.INV(RAND();12;5))" office:value-type="float" office:value="7" calcext:value-type="float">
            <text:p>7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90])-1)" office:value-type="float" office:value="100489" calcext:value-type="float">
            <text:p>100489</text:p>
          </table:table-cell>
          <table:table-cell table:formula="of:=-150+170*[.C490]+750*(RAND()-0.5)" office:value-type="float" office:value="1728.9749192508" calcext:value-type="float">
            <text:p>1728.9749192508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91])-1)" office:value-type="float" office:value="100490" calcext:value-type="float">
            <text:p>100490</text:p>
          </table:table-cell>
          <table:table-cell table:formula="of:=-150+170*[.C491]+750*(RAND()-0.5)" office:value-type="float" office:value="1653.63860468839" calcext:value-type="float">
            <text:p>1653.63860468839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2])-1)" office:value-type="float" office:value="100491" calcext:value-type="float">
            <text:p>100491</text:p>
          </table:table-cell>
          <table:table-cell table:formula="of:=-150+170*[.C492]+750*(RAND()-0.5)" office:value-type="float" office:value="2548.60410438815" calcext:value-type="float">
            <text:p>2548.60410438815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3])-1)" office:value-type="float" office:value="100492" calcext:value-type="float">
            <text:p>100492</text:p>
          </table:table-cell>
          <table:table-cell table:formula="of:=-150+170*[.C493]+750*(RAND()-0.5)" office:value-type="float" office:value="1594.15779196194" calcext:value-type="float">
            <text:p>1594.15779196194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94])-1)" office:value-type="float" office:value="100493" calcext:value-type="float">
            <text:p>100493</text:p>
          </table:table-cell>
          <table:table-cell table:formula="of:=-150+170*[.C494]+750*(RAND()-0.5)" office:value-type="float" office:value="399.427824510133" calcext:value-type="float">
            <text:p>399.427824510133</text:p>
          </table:table-cell>
          <table:table-cell table:formula="of:=ROUND(COM.MICROSOFT.NORM.INV(RAND();12;5))" office:value-type="float" office:value="2" calcext:value-type="float">
            <text:p>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495])-1)" office:value-type="float" office:value="100494" calcext:value-type="float">
            <text:p>100494</text:p>
          </table:table-cell>
          <table:table-cell table:formula="of:=-150+170*[.C495]+750*(RAND()-0.5)" office:value-type="float" office:value="2624.63243135223" calcext:value-type="float">
            <text:p>2624.63243135223</text:p>
          </table:table-cell>
          <table:table-cell table:formula="of:=ROUND(COM.MICROSOFT.NORM.INV(RAND();12;5))" office:value-type="float" office:value="18" calcext:value-type="float">
            <text:p>1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6])-1)" office:value-type="float" office:value="100495" calcext:value-type="float">
            <text:p>100495</text:p>
          </table:table-cell>
          <table:table-cell table:formula="of:=-150+170*[.C496]+750*(RAND()-0.5)" office:value-type="float" office:value="1989.9339670802" calcext:value-type="float">
            <text:p>1989.9339670802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7])-1)" office:value-type="float" office:value="100496" calcext:value-type="float">
            <text:p>100496</text:p>
          </table:table-cell>
          <table:table-cell table:formula="of:=-150+170*[.C497]+750*(RAND()-0.5)" office:value-type="float" office:value="2340.38411433606" calcext:value-type="float">
            <text:p>2340.38411433606</text:p>
          </table:table-cell>
          <table:table-cell table:formula="of:=ROUND(COM.MICROSOFT.NORM.INV(RAND();12;5))" office:value-type="float" office:value="16" calcext:value-type="float">
            <text:p>16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8])-1)" office:value-type="float" office:value="100497" calcext:value-type="float">
            <text:p>100497</text:p>
          </table:table-cell>
          <table:table-cell table:formula="of:=-150+170*[.C498]+750*(RAND()-0.5)" office:value-type="float" office:value="1378.23886538065" calcext:value-type="float">
            <text:p>1378.23886538065</text:p>
          </table:table-cell>
          <table:table-cell table:formula="of:=ROUND(COM.MICROSOFT.NORM.INV(RAND();12;5))" office:value-type="float" office:value="10" calcext:value-type="float">
            <text:p>10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499])-1)" office:value-type="float" office:value="100498" calcext:value-type="float">
            <text:p>100498</text:p>
          </table:table-cell>
          <table:table-cell table:formula="of:=-150+170*[.C499]+750*(RAND()-0.5)" office:value-type="float" office:value="1955.68363686612" calcext:value-type="float">
            <text:p>1955.68363686612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0])-1)" office:value-type="float" office:value="100499" calcext:value-type="float">
            <text:p>100499</text:p>
          </table:table-cell>
          <table:table-cell table:formula="of:=-150+170*[.C500]+750*(RAND()-0.5)" office:value-type="float" office:value="2614.84016698627" calcext:value-type="float">
            <text:p>2614.84016698627</text:p>
          </table:table-cell>
          <table:table-cell table:formula="of:=ROUND(COM.MICROSOFT.NORM.INV(RAND();12;5))" office:value-type="float" office:value="17" calcext:value-type="float">
            <text:p>17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01])-1)" office:value-type="float" office:value="100500" calcext:value-type="float">
            <text:p>100500</text:p>
          </table:table-cell>
          <table:table-cell table:formula="of:=-150+170*[.C501]+750*(RAND()-0.5)" office:value-type="float" office:value="3153.77596286006" calcext:value-type="float">
            <text:p>3153.77596286006</text:p>
          </table:table-cell>
          <table:table-cell table:formula="of:=ROUND(COM.MICROSOFT.NORM.INV(RAND();12;5))" office:value-type="float" office:value="19" calcext:value-type="float">
            <text:p>1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2])-1)" office:value-type="float" office:value="100501" calcext:value-type="float">
            <text:p>100501</text:p>
          </table:table-cell>
          <table:table-cell table:formula="of:=-150+170*[.C502]+750*(RAND()-0.5)" office:value-type="float" office:value="1963.84389930643" calcext:value-type="float">
            <text:p>1963.84389930643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03])-1)" office:value-type="float" office:value="100502" calcext:value-type="float">
            <text:p>100502</text:p>
          </table:table-cell>
          <table:table-cell table:formula="of:=-150+170*[.C503]+750*(RAND()-0.5)" office:value-type="float" office:value="1824.3550856539" calcext:value-type="float">
            <text:p>1824.3550856539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4])-1)" office:value-type="float" office:value="100503" calcext:value-type="float">
            <text:p>100503</text:p>
          </table:table-cell>
          <table:table-cell table:formula="of:=-150+170*[.C504]+750*(RAND()-0.5)" office:value-type="float" office:value="1932.19599915297" calcext:value-type="float">
            <text:p>1932.19599915297</text:p>
          </table:table-cell>
          <table:table-cell table:formula="of:=ROUND(COM.MICROSOFT.NORM.INV(RAND();12;5))" office:value-type="float" office:value="11" calcext:value-type="float">
            <text:p>11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5])-1)" office:value-type="float" office:value="100504" calcext:value-type="float">
            <text:p>100504</text:p>
          </table:table-cell>
          <table:table-cell table:formula="of:=-150+170*[.C505]+750*(RAND()-0.5)" office:value-type="float" office:value="1275.06864755438" calcext:value-type="float">
            <text:p>1275.06864755438</text:p>
          </table:table-cell>
          <table:table-cell table:formula="of:=ROUND(COM.MICROSOFT.NORM.INV(RAND();12;5))" office:value-type="float" office:value="9" calcext:value-type="float">
            <text:p>9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6])-1)" office:value-type="float" office:value="100505" calcext:value-type="float">
            <text:p>100505</text:p>
          </table:table-cell>
          <table:table-cell table:formula="of:=-150+170*[.C506]+750*(RAND()-0.5)" office:value-type="float" office:value="2398.33083134223" calcext:value-type="float">
            <text:p>2398.33083134223</text:p>
          </table:table-cell>
          <table:table-cell table:formula="of:=ROUND(COM.MICROSOFT.NORM.INV(RAND();12;5))" office:value-type="float" office:value="14" calcext:value-type="float">
            <text:p>14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07])-1)" office:value-type="float" office:value="100506" calcext:value-type="float">
            <text:p>100506</text:p>
          </table:table-cell>
          <table:table-cell table:formula="of:=-150+170*[.C507]+750*(RAND()-0.5)" office:value-type="float" office:value="1162.31417834931" calcext:value-type="float">
            <text:p>1162.31417834931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08])-1)" office:value-type="float" office:value="100507" calcext:value-type="float">
            <text:p>100507</text:p>
          </table:table-cell>
          <table:table-cell table:formula="of:=-150+170*[.C508]+750*(RAND()-0.5)" office:value-type="float" office:value="1038.2019536609" calcext:value-type="float">
            <text:p>1038.2019536609</text:p>
          </table:table-cell>
          <table:table-cell table:formula="of:=ROUND(COM.MICROSOFT.NORM.INV(RAND();12;5))" office:value-type="float" office:value="8" calcext:value-type="float">
            <text:p>8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09])-1)" office:value-type="float" office:value="100508" calcext:value-type="float">
            <text:p>100508</text:p>
          </table:table-cell>
          <table:table-cell table:formula="of:=-150+170*[.C509]+750*(RAND()-0.5)" office:value-type="float" office:value="1796.54939487421" calcext:value-type="float">
            <text:p>1796.54939487421</text:p>
          </table:table-cell>
          <table:table-cell table:formula="of:=ROUND(COM.MICROSOFT.NORM.INV(RAND();12;5))" office:value-type="float" office:value="13" calcext:value-type="float">
            <text:p>13</text:p>
          </table:table-cell>
          <table:table-cell table:formula="of:=IF(RAND()&gt;=0.5; &quot;M&quot;; &quot;F&quot;)" office:value-type="string" office:string-value="M" calcext:value-type="string">
            <text:p>M</text:p>
          </table:table-cell>
        </table:table-row>
        <table:table-row table:style-name="ro1">
          <table:table-cell table:formula="of:=100000+(ROW([.A510])-1)" office:value-type="float" office:value="100509" calcext:value-type="float">
            <text:p>100509</text:p>
          </table:table-cell>
          <table:table-cell table:formula="of:=-150+170*[.C510]+750*(RAND()-0.5)" office:value-type="float" office:value="418.666030555662" calcext:value-type="float">
            <text:p>418.666030555662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11])-1)" office:value-type="float" office:value="100510" calcext:value-type="float">
            <text:p>100510</text:p>
          </table:table-cell>
          <table:table-cell table:formula="of:=-150+170*[.C511]+750*(RAND()-0.5)" office:value-type="float" office:value="386.34096770179" calcext:value-type="float">
            <text:p>386.34096770179</text:p>
          </table:table-cell>
          <table:table-cell table:formula="of:=ROUND(COM.MICROSOFT.NORM.INV(RAND();12;5))" office:value-type="float" office:value="5" calcext:value-type="float">
            <text:p>5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12])-1)" office:value-type="float" office:value="100511" calcext:value-type="float">
            <text:p>100511</text:p>
          </table:table-cell>
          <table:table-cell table:formula="of:=-150+170*[.C512]+750*(RAND()-0.5)" office:value-type="float" office:value="1579.89992426431" calcext:value-type="float">
            <text:p>1579.89992426431</text:p>
          </table:table-cell>
          <table:table-cell table:formula="of:=ROUND(COM.MICROSOFT.NORM.INV(RAND();12;5))" office:value-type="float" office:value="12" calcext:value-type="float">
            <text:p>12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  <table:table-row table:style-name="ro1">
          <table:table-cell table:formula="of:=100000+(ROW([.A513])-1)" office:value-type="float" office:value="100512" calcext:value-type="float">
            <text:p>100512</text:p>
          </table:table-cell>
          <table:table-cell table:formula="of:=-150+170*[.C513]+750*(RAND()-0.5)" office:value-type="float" office:value="237.238925419098" calcext:value-type="float">
            <text:p>237.238925419098</text:p>
          </table:table-cell>
          <table:table-cell table:formula="of:=ROUND(COM.MICROSOFT.NORM.INV(RAND();12;5))" office:value-type="float" office:value="4" calcext:value-type="float">
            <text:p>4</text:p>
          </table:table-cell>
          <table:table-cell table:formula="of:=IF(RAND()&gt;=0.5; &quot;M&quot;; &quot;F&quot;)" office:value-type="string" office:string-value="F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-00-00</text:date>, <text:time style:data-style-name="N2" text:time-value="19:00:29.082251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8:22:30.848882888</meta:creation-date>
    <meta:generator>LibreOffice/6.4.6.2$Linux_X86_64 LibreOffice_project/40$Build-2</meta:generator>
    <dc:date>2021-02-07T19:11:13.387441606</dc:date>
    <meta:editing-duration>PT21M38S</meta:editing-duration>
    <meta:editing-cycles>4</meta:editing-cycles>
    <meta:document-statistic meta:table-count="1" meta:cell-count="2052" meta:object-count="0"/>
  </office:meta>
</office:document-meta>
</file>